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・・・っ！　あ・・・っ！　あ・・・っ！　あ・・・っ！</text:p>
          </table:table-cell>
          <table:table-cell table:number-columns-repeated="1023"/>
        </table:table-row>
        <table:table-row>
          <table:table-cell table:style-name="ce0" office:value-type="string">
            <text:p>はぁ・・・！　はぁ・・・！　はぁ・・・！</text:p>
          </table:table-cell>
          <table:table-cell table:number-columns-repeated="1023"/>
        </table:table-row>
        <table:table-row>
          <table:table-cell table:style-name="ce0" office:value-type="string">
            <text:p>\C[6]途中の分かれ道を右へ左へと蛇行し、敵から
逃れるために決死の思いで走って来た少女。</text:p>
          </table:table-cell>
          <table:table-cell table:number-columns-repeated="1023"/>
        </table:table-row>
        <table:table-row>
          <table:table-cell table:style-name="ce0" office:value-type="string">
            <text:p>\C[6]その功あってか、追走する死神たちをなんとか
振り切り、ようやく姿が見えなくなる場所まで
たどり着いたようであった。</text:p>
          </table:table-cell>
          <table:table-cell table:number-columns-repeated="1023"/>
        </table:table-row>
        <table:table-row>
          <table:table-cell table:style-name="ce0" office:value-type="string">
            <text:p>\C[6]しかし、彼らの足音はまだ響いており、いつ
ここまで追いつかれてしまってもおかしくない。</text:p>
          </table:table-cell>
          <table:table-cell table:number-columns-repeated="1023"/>
        </table:table-row>
        <table:table-row>
          <table:table-cell table:style-name="ce0" office:value-type="string">
            <text:p>\C[6]運良く洞窟の出口に差し当たることを心の底
から切望しながら、少女は再び脚に力を込め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んぅっ、あ・・・・・・・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（っぴゅ！　ぷしゅぅっ！！）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ぁあっ！！</text:p>
          </table:table-cell>
          <table:table-cell table:number-columns-repeated="1023"/>
        </table:table-row>
        <table:table-row>
          <table:table-cell table:style-name="ce0" office:value-type="string">
            <text:p>\C[6]すでに表面張力のような状態でこらえ続けて
いたが、敵と距離を置くことができたという少し
ばかりの安堵が災いしたの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\C[6]ここへ来てついに、我慢に我慢を重ねてお腹の
中に留めていたおしっこが、一瞬の孔のゆるみ
を狙って数滴噴き出してしまったのだ。</text:p>
          </table:table-cell>
          <table:table-cell table:number-columns-repeated="1023"/>
        </table:table-row>
        <table:table-row>
          <table:table-cell table:style-name="ce0" office:value-type="string">
            <text:p>\C[6]まるで目の粗い霧吹きのように股間から
勢い良くおしっこの粒が飛び出す感覚に襲われ、
我を忘れて前かがみになる少女。</text:p>
          </table:table-cell>
          <table:table-cell table:number-columns-repeated="1023"/>
        </table:table-row>
        <table:table-row>
          <table:table-cell table:style-name="ce0" office:value-type="string">
            <text:p>\C[6]当然、指という指に力を込めて、ゆるみかけた
出口をふさぎとめるのに必死である。</text:p>
          </table:table-cell>
          <table:table-cell table:number-columns-repeated="1023"/>
        </table:table-row>
        <table:table-row>
          <table:table-cell table:style-name="ce0" office:value-type="string">
            <text:p>\C[6]反応が良かったためか何とかギリギリで決壊
だけは先延ばしにしたものの、とうとう我慢
できずにおしっこが外に出てしまったという
現実が、彼女に絶望の一端を垣間見せる。</text:p>
          </table:table-cell>
          <table:table-cell table:number-columns-repeated="1023"/>
        </table:table-row>
        <table:table-row>
          <table:table-cell table:style-name="ce0" office:value-type="string">
            <text:p>\C[6]とにかくもう、時間が無い。　本当に時間が
無い。</text:p>
          </table:table-cell>
          <table:table-cell table:number-columns-repeated="1023"/>
        </table:table-row>
        <table:table-row>
          <table:table-cell table:style-name="ce0" office:value-type="string">
            <text:p>\C[6]ここで留まっていては、敵に追いつかれるに
しろ、我慢の限界がやって来るにしろ、待って
いるのは彼女の下半身から流れ落ちる黄金の
ナイアガラである。</text:p>
          </table:table-cell>
          <table:table-cell table:number-columns-repeated="1023"/>
        </table:table-row>
        <table:table-row>
          <table:table-cell table:style-name="ce0" office:value-type="string">
            <text:p>\C[6]すでに何度目かの分かれ道であるが、冷静に
経路を考えている余裕など、とっくの昔に失われ
ている死神の少女。</text:p>
          </table:table-cell>
          <table:table-cell table:number-columns-repeated="1023"/>
        </table:table-row>
        <table:table-row>
          <table:table-cell table:style-name="ce0" office:value-type="string">
            <text:p>\C[6]ここで彼女が選んだ道は・・・</text:p>
          </table:table-cell>
          <table:table-cell table:number-columns-repeated="1023"/>
        </table:table-row>
        <table:table-row>
          <table:table-cell table:style-name="ce0" office:value-type="string">
            <text:p>右の道であった</text:p>
          </table:table-cell>
          <table:table-cell table:number-columns-repeated="1023"/>
        </table:table-row>
        <table:table-row>
          <table:table-cell table:style-name="ce0" office:value-type="string">
            <text:p>左の道であった</text:p>
          </table:table-cell>
          <table:table-cell table:number-columns-repeated="1023"/>
        </table:table-row>
        <table:table-row>
          <table:table-cell table:style-name="ce0" office:value-type="string">
            <text:p>\C[6]彼女が選んだのは、右の道であった。</text:p>
          </table:table-cell>
          <table:table-cell table:number-columns-repeated="1023"/>
        </table:table-row>
        <table:table-row>
          <table:table-cell table:style-name="ce0" office:value-type="string">
            <text:p>\C[6]否、選んだと言うよりは、おちびりをこらえる
ために身をよじった際、偶然右の道が見えたと
いう程度の理由である。</text:p>
          </table:table-cell>
          <table:table-cell table:number-columns-repeated="1023"/>
        </table:table-row>
        <table:table-row>
          <table:table-cell table:style-name="ce0" office:value-type="string">
            <text:p>\C[6]先ほども言ったとおり、彼女には冷静に道筋を
考察する余裕など、まったく残されてはいない
のだ。</text:p>
          </table:table-cell>
          <table:table-cell table:number-columns-repeated="1023"/>
        </table:table-row>
        <table:table-row>
          <table:table-cell table:style-name="ce0" office:value-type="string">
            <text:p>\C[6]ほとんど反射的に、顔が向いた方向へと歩み
を進める少女。</text:p>
          </table:table-cell>
          <table:table-cell table:number-columns-repeated="1023"/>
        </table:table-row>
        <table:table-row>
          <table:table-cell table:style-name="ce0" office:value-type="string">
            <text:p>\C[6]しかしその足取りは、敵から逃走した時のそれ
と比べ、完全に失速しつつあった。</text:p>
          </table:table-cell>
          <table:table-cell table:number-columns-repeated="1023"/>
        </table:table-row>
        <table:table-row>
          <table:table-cell table:style-name="ce0" office:value-type="string">
            <text:p>んんうぅっ、ぁ・・・・・・はぁ・・・・・・・っ　あ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も、もう・・・・・・・・・・おしっこ・・・・・・・・・・・
・・・・・・・・・・・・でちゃ・・・・・・・・・・・う・・・ぅ・・・・っ</text:p>
          </table:table-cell>
          <table:table-cell table:number-columns-repeated="1023"/>
        </table:table-row>
        <table:table-row>
          <table:table-cell table:style-name="ce0" office:value-type="string">
            <text:p>\C[6]寄せては返していた尿意の波が、満潮のごとく
常に高位を保つようになり、たまらず立ち
止まってしまう少女。</text:p>
          </table:table-cell>
          <table:table-cell table:number-columns-repeated="1023"/>
        </table:table-row>
        <table:table-row>
          <table:table-cell table:style-name="ce0" office:value-type="string">
            <text:p>\C[6]これまで、全力で股間を締め付けなければ
ならない頻度と時間が徐々に多くなる一方で
あったが、ついにまったく力をゆるめることさえ
できなくなってしま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こうなってしまうと、全神経をおしっこの孔に
集中させながら、ペンギンのようなすり足でしか
前に進めないのだ。</text:p>
          </table:table-cell>
          <table:table-cell table:number-columns-repeated="1023"/>
        </table:table-row>
        <table:table-row>
          <table:table-cell table:style-name="ce0" office:value-type="string">
            <text:p>はぁっ！　はぁっ！　はぁっ！　はぁっ！</text:p>
          </table:table-cell>
          <table:table-cell table:number-columns-repeated="1023"/>
        </table:table-row>
        <table:table-row>
          <table:table-cell table:style-name="ce0" office:value-type="string">
            <text:p>ん・・・・・ぁ・・・・・ふぅ・・・・ふぅ・・・・ふぅ・・・・っ</text:p>
          </table:table-cell>
          <table:table-cell table:number-columns-repeated="1023"/>
        </table:table-row>
        <table:table-row>
          <table:table-cell table:style-name="ce0" office:value-type="string">
            <text:p>\C[6]ほんの少しでも再び尿意の波がひいてくれる
ことに期待をかけて、息を整える少女。</text:p>
          </table:table-cell>
          <table:table-cell table:number-columns-repeated="1023"/>
        </table:table-row>
        <table:table-row>
          <table:table-cell table:style-name="ce0" office:value-type="string">
            <text:p>\C[6]どうしてもこのまま満潮が続くようであれば、
いっそのこと、この場でしゃがんでおしっこをして
しまおうかと考えていたが、ここでついに恐れて
いた事態が彼女に忍び寄る。</text:p>
          </table:table-cell>
          <table:table-cell table:number-columns-repeated="1023"/>
        </table:table-row>
        <table:table-row>
          <table:table-cell table:style-name="ce0" office:value-type="string">
            <text:p>追っ手の声
「オレはこっちを捜す！　お前はそっちの道
　だ！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っ！！！！</text:p>
          </table:table-cell>
          <table:table-cell table:number-columns-repeated="1023"/>
        </table:table-row>
        <table:table-row>
          <table:table-cell table:style-name="ce0" office:value-type="string">
            <text:p>\C[6]追跡者がもうそこまで迫っていたのだ。</text:p>
          </table:table-cell>
          <table:table-cell table:number-columns-repeated="1023"/>
        </table:table-row>
        <table:table-row>
          <table:table-cell table:style-name="ce0" office:value-type="string">
            <text:p>\C[6]一刻も早くこの場を離れなければ、見つかって
しまうだろう。</text:p>
          </table:table-cell>
          <table:table-cell table:number-columns-repeated="1023"/>
        </table:table-row>
        <table:table-row>
          <table:table-cell table:style-name="ce0" office:value-type="string">
            <text:p>\C[6]そしてその後に起こりうる悲劇は、たった一つ
しかないのだ。</text:p>
          </table:table-cell>
          <table:table-cell table:number-columns-repeated="1023"/>
        </table:table-row>
        <table:table-row>
          <table:table-cell table:style-name="ce0" office:value-type="string">
            <text:p>\C[6]まるであらかじめ用意されていた運命に手を
引かれるかのように、彼女はペンギン歩行術で
よちよちと歩き始める。</text:p>
          </table:table-cell>
          <table:table-cell table:number-columns-repeated="1023"/>
        </table:table-row>
        <table:table-row>
          <table:table-cell table:style-name="ce0" office:value-type="string">
            <text:p>（ぶしゅっ！！　じょじょ・・・じょわ・・・じょろろっ）</text:p>
          </table:table-cell>
          <table:table-cell table:number-columns-repeated="1023"/>
        </table:table-row>
        <table:table-row>
          <table:table-cell table:style-name="ce0" office:value-type="string">
            <text:p>・・・んんんんんーーーー～～～っ////////</text:p>
          </table:table-cell>
          <table:table-cell table:number-columns-repeated="1023"/>
        </table:table-row>
        <table:table-row>
          <table:table-cell table:style-name="ce0" office:value-type="string">
            <text:p>\C[6]本日2度目の大量おちびり。</text:p>
          </table:table-cell>
          <table:table-cell table:number-columns-repeated="1023"/>
        </table:table-row>
        <table:table-row>
          <table:table-cell table:style-name="ce0" office:value-type="string">
            <text:p>\C[6]股間から流れ出た幾筋もの雫は、まるでツタの
ように両ふとももにからみつき、彼女の必死の
歩みを止めようとしているかのようだった。</text:p>
          </table:table-cell>
          <table:table-cell table:number-columns-repeated="1023"/>
        </table:table-row>
        <table:table-row>
          <table:table-cell table:style-name="ce0" office:value-type="string">
            <text:p>\C[6]おちびりは、括約筋の緊張が排尿の圧力を
下回った瞬間に起こる、言わば尿意に対する
少女の敗北の証である。</text:p>
          </table:table-cell>
          <table:table-cell table:number-columns-repeated="1023"/>
        </table:table-row>
        <table:table-row>
          <table:table-cell table:style-name="ce0" office:value-type="string">
            <text:p>\C[6]彼女はなんとしてでもおしっこを出口から
出すまいと必死に我慢をしているのだが、
膀胱内は決して多次元空間ではない。</text:p>
          </table:table-cell>
          <table:table-cell table:number-columns-repeated="1023"/>
        </table:table-row>
        <table:table-row>
          <table:table-cell table:style-name="ce0" office:value-type="string">
            <text:p>\C[6]これでもかこれでもかと大量極まりない尿を
恐ろしい勢いで注水され続けた膀胱は、普段の
許容量をはるかに上回るおしっこの貯蔵を主
から命令され、ギリギリでそれに応えてきた。</text:p>
          </table:table-cell>
          <table:table-cell table:number-columns-repeated="1023"/>
        </table:table-row>
        <table:table-row>
          <table:table-cell table:style-name="ce0" office:value-type="string">
            <text:p>\C[6]しかし、想像を絶するほどのおしっこを限界の
限界まで溜め込まされ、今もなお新たなおしっこ
が詰め込まれ続けているのにもかかわらず、</text:p>
          </table:table-cell>
          <table:table-cell table:number-columns-repeated="1023"/>
        </table:table-row>
        <table:table-row>
          <table:table-cell table:style-name="ce0" office:value-type="string">
            <text:p>\C[6]心待ちにしている主からの放水許可は、
依然として降りてこないのだ。</text:p>
          </table:table-cell>
          <table:table-cell table:number-columns-repeated="1023"/>
        </table:table-row>
        <table:table-row>
          <table:table-cell table:style-name="ce0" office:value-type="string">
            <text:p>\C[6]そんな膀胱からの感極まった悲鳴なのか、
無理難題を要求し続ける主への小さな反逆
なのか。</text:p>
          </table:table-cell>
          <table:table-cell table:number-columns-repeated="1023"/>
        </table:table-row>
        <table:table-row>
          <table:table-cell table:style-name="ce0" office:value-type="string">
            <text:p>\C[6]いずれにせよ、少女はこのおちびりで大きく
心をくじかれてしま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も、・・・・も・・・ぅ・・・・・だめ・・・・・・・・・・・
・・・・・・・・・逃げ・・・・・られ・・・・・・・・・ない・・・っ</text:p>
          </table:table-cell>
          <table:table-cell table:number-columns-repeated="1023"/>
        </table:table-row>
        <table:table-row>
          <table:table-cell table:style-name="ce0" office:value-type="string">
            <text:p>か・・・・・・か、・・・隠れな・・・・・・・・きゃ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・・んううぅ・・・・・・・・・・く・・・・・・・はぁ・・・・っ</text:p>
          </table:table-cell>
          <table:table-cell table:number-columns-repeated="1023"/>
        </table:table-row>
        <table:table-row>
          <table:table-cell table:style-name="ce0" office:value-type="string">
            <text:p>追っ手1
「ハァ・・・ハァ・・・くそ・・・」</text:p>
          </table:table-cell>
          <table:table-cell table:number-columns-repeated="1023"/>
        </table:table-row>
        <table:table-row>
          <table:table-cell table:style-name="ce0" office:value-type="string">
            <text:p>追っ手1
「あと捜してないのはこっちの道と向こうの道
　だけだ・・・」</text:p>
          </table:table-cell>
          <table:table-cell table:number-columns-repeated="1023"/>
        </table:table-row>
        <table:table-row>
          <table:table-cell table:style-name="ce0" office:value-type="string">
            <text:p>追っ手1
「どこに行きやがった・・・！？」</text:p>
          </table:table-cell>
          <table:table-cell table:number-columns-repeated="1023"/>
        </table:table-row>
        <table:table-row>
          <table:table-cell table:style-name="ce0" office:value-type="string">
            <text:p>ふぅ・・・！　ふぅ・・・！　ふぅ・・・！　ふぅ・・・！</text:p>
          </table:table-cell>
          <table:table-cell table:number-columns-repeated="1023"/>
        </table:table-row>
        <table:table-row>
          <table:table-cell table:style-name="ce0" office:value-type="string">
            <text:p>\C[6]間一髪で岩の後ろに身を隠すことに成功した
少女は、正座のような姿勢で上半身を折り曲げ、
両手を股間に挟み込み、小動物のように浅く
短い呼吸を繰り返す。</text:p>
          </table:table-cell>
          <table:table-cell table:number-columns-repeated="1023"/>
        </table:table-row>
        <table:table-row>
          <table:table-cell table:style-name="ce0" office:value-type="string">
            <text:p>\C[6]だが、なんとか一時的に追っ手の目をごまかす
ことはできたものの、まったく身動きが取れない
この状況は、少女が安堵するにはまだ早すぎる
のだ。</text:p>
          </table:table-cell>
          <table:table-cell table:number-columns-repeated="1023"/>
        </table:table-row>
        <table:table-row>
          <table:table-cell table:style-name="ce0" office:value-type="string">
            <text:p>\C[6]ここで追っ手が岩の裏を確認に来れば、言う
までもなく終幕。</text:p>
          </table:table-cell>
          <table:table-cell table:number-columns-repeated="1023"/>
        </table:table-row>
        <table:table-row>
          <table:table-cell table:style-name="ce0" office:value-type="string">
            <text:p>\C[6]仮にそうでなかったとしても、この場でおしっこ
の我慢が限界を向かえ、滝のような放水音を
響かせてしまえば、すぐそこまで差し迫っている
追っ手に気付かれてしまうのは明らかだ。</text:p>
          </table:table-cell>
          <table:table-cell table:number-columns-repeated="1023"/>
        </table:table-row>
        <table:table-row>
          <table:table-cell table:style-name="ce0" office:value-type="string">
            <text:p>\C[6]追っ手がこの場所を捜しに来ないという強運と、
溜まりに溜まったおしっこを追っ手が去るまで
我慢しきるという強力な意志と肉体の双方が
揃わなければ、悪夢を回避することはできない。</text:p>
          </table:table-cell>
          <table:table-cell table:number-columns-repeated="1023"/>
        </table:table-row>
        <table:table-row>
          <table:table-cell table:style-name="ce0" office:value-type="string">
            <text:p>\C[6]前者については少女の努力でどうにかなる
ものではないが、後者は彼女の精神力、集中力
そして肉体の限界の果てに及ぶ持久力との
勝負である。</text:p>
          </table:table-cell>
          <table:table-cell table:number-columns-repeated="1023"/>
        </table:table-row>
        <table:table-row>
          <table:table-cell table:style-name="ce0" office:value-type="string">
            <text:p>追っ手1
「・・・・・・ん？」</text:p>
          </table:table-cell>
          <table:table-cell table:number-columns-repeated="1023"/>
        </table:table-row>
        <table:table-row>
          <table:table-cell table:style-name="ce0" office:value-type="string">
            <text:p>（びくっ）</text:p>
          </table:table-cell>
          <table:table-cell table:number-columns-repeated="1023"/>
        </table:table-row>
        <table:table-row>
          <table:table-cell table:style-name="ce0" office:value-type="string">
            <text:p>追っ手1
「このにおい・・・」</text:p>
          </table:table-cell>
          <table:table-cell table:number-columns-repeated="1023"/>
        </table:table-row>
        <table:table-row>
          <table:table-cell table:style-name="ce0" office:value-type="string">
            <text:p>追っ手1
「ク・・・ククク・・・！」</text:p>
          </table:table-cell>
          <table:table-cell table:number-columns-repeated="1023"/>
        </table:table-row>
        <table:table-row>
          <table:table-cell table:style-name="ce0" office:value-type="string">
            <text:p>追っ手1
「間違いない、この近くだな・・・？　ククク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っ//////////////////</text:p>
          </table:table-cell>
          <table:table-cell table:number-columns-repeated="1023"/>
        </table:table-row>
        <table:table-row>
          <table:table-cell table:style-name="ce0" office:value-type="string">
            <text:p>\C[6]はっきりとは口にしなかったものの、彼が嗅ぎ
つけたのは自分が先程どうしても我慢できずに
ちびり出してしまったおしっこのにおいであった
ことを、少女は瞬時に理解する。</text:p>
          </table:table-cell>
          <table:table-cell table:number-columns-repeated="1023"/>
        </table:table-row>
        <table:table-row>
          <table:table-cell table:style-name="ce0" office:value-type="string">
            <text:p>\C[6]知られるだけでも恥ずかしくてたまらない尿意。</text:p>
          </table:table-cell>
          <table:table-cell table:number-columns-repeated="1023"/>
        </table:table-row>
        <table:table-row>
          <table:table-cell table:style-name="ce0" office:value-type="string">
            <text:p>\C[6]それに加え、下腹部で煮詰まった熱々の
おしっこのにおいまで嗅がれてしまったことを
知り、少女の頬はさらに熱を帯びる。</text:p>
          </table:table-cell>
          <table:table-cell table:number-columns-repeated="1023"/>
        </table:table-row>
        <table:table-row>
          <table:table-cell table:style-name="ce0" office:value-type="string">
            <text:p>\C[6]そして耐え難い羞恥もさることながら、何より
問題なのは敵に自分がこのエリアに潜んでいる
ことを察知されてしまったことである。</text:p>
          </table:table-cell>
          <table:table-cell table:number-columns-repeated="1023"/>
        </table:table-row>
        <table:table-row>
          <table:table-cell table:style-name="ce0" office:value-type="string">
            <text:p>\C[6]彼は間もなく、この岩陰を覗きに来るだろう。</text:p>
          </table:table-cell>
          <table:table-cell table:number-columns-repeated="1023"/>
        </table:table-row>
        <table:table-row>
          <table:table-cell table:style-name="ce0" office:value-type="string">
            <text:p>\C[6]そして少女は、それに対してもはやどうする
こともできない。</text:p>
          </table:table-cell>
          <table:table-cell table:number-columns-repeated="1023"/>
        </table:table-row>
        <table:table-row>
          <table:table-cell table:style-name="ce0" office:value-type="string">
            <text:p>\C[6]しかし、絶望に打ち震える哀れな少女の姿に
対する神のささやかな慈悲か。</text:p>
          </table:table-cell>
          <table:table-cell table:number-columns-repeated="1023"/>
        </table:table-row>
        <table:table-row>
          <table:table-cell table:style-name="ce0" office:value-type="string">
            <text:p>\C[6]追っ手はまず、少女が隠れた場所とは反対の
岩陰を確認しに行ったのだ。</text:p>
          </table:table-cell>
          <table:table-cell table:number-columns-repeated="1023"/>
        </table:table-row>
        <table:table-row>
          <table:table-cell table:style-name="ce0" office:value-type="string">
            <text:p>\C[6]もし彼が注意力に欠ける死神であり、こちらの
岩陰の存在を見落としたまま去って行けば、
少女には最大の放尿チャンスが訪れるであろう。</text:p>
          </table:table-cell>
          <table:table-cell table:number-columns-repeated="1023"/>
        </table:table-row>
        <table:table-row>
          <table:table-cell table:style-name="ce0" office:value-type="string">
            <text:p>・・・・・がまん・・・・・っ、がまん・・・・・・・・っ
がまん・・・・・・っ、ぅ・・・・ぅ・・・・・・・・・・がまんっ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が・・・・・・が、がま・・・・・・ん・・・・っ
うううぅぅ・・・・・・っ、うううぅぅぅぅ・・・・・・っ///////</text:p>
          </table:table-cell>
          <table:table-cell table:number-columns-repeated="1023"/>
        </table:table-row>
        <table:table-row>
          <table:table-cell table:style-name="ce0" office:value-type="string">
            <text:p>\C[6]すでにこれ以上ないほどの全力でおしっこの
孔に力を込め続けている少女。　ほんの一筋の
希望にすべてを懸け、その力を必死に保ち
続ける。</text:p>
          </table:table-cell>
          <table:table-cell table:number-columns-repeated="1023"/>
        </table:table-row>
        <table:table-row>
          <table:table-cell table:style-name="ce0" office:value-type="string">
            <text:p>\C[6]わずか一瞬でも力が弱まってしまえば、どんな
に慌てて孔を締めたとしても再びおちびりを撒き
散らしてしまい、そのにおいを一層強めてしまう
だろう。</text:p>
          </table:table-cell>
          <table:table-cell table:number-columns-repeated="1023"/>
        </table:table-row>
        <table:table-row>
          <table:table-cell table:style-name="ce0" office:value-type="string">
            <text:p>\C[6]下手をすればそのまま力尽き、4つの下腹部に
溜まり極まった莫大な量のおしっこを怒涛の
ようにあふれさせ、嵐と見まがう轟音を洞窟に
響かせる結果となる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\C[6]どちらにしても、その悲惨で無防備な様を敵に
さらし、嘲笑の果てに攻撃を刻まれてしまう。</text:p>
          </table:table-cell>
          <table:table-cell table:number-columns-repeated="1023"/>
        </table:table-row>
        <table:table-row>
          <table:table-cell table:style-name="ce0" office:value-type="string">
            <text:p>\C[6]とにかく今は、一滴のおしっこさえ流さない
覚悟で、全身全霊、決死の我慢をしなければ
ならない時なのだ。</text:p>
          </table:table-cell>
          <table:table-cell table:number-columns-repeated="1023"/>
        </table:table-row>
        <table:table-row>
          <table:table-cell table:style-name="ce0" office:value-type="string">
            <text:p>はぁ・・・っ！　はぁ・・・っ！　あ、う、ぅ・・・っ、ぁ
・・・・がまんっ！　がまんっ！　がまんっ！
がまんっ！　がまん・・・っ！　がまんんんっ！</text:p>
          </table:table-cell>
          <table:table-cell table:number-columns-repeated="1023"/>
        </table:table-row>
        <table:table-row>
          <table:table-cell table:style-name="ce0" office:value-type="string">
            <text:p>がまんっ！　がま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ぁ、ぁ、ぁ、ぁ、ぁあ・・・っ！</text:p>
          </table:table-cell>
          <table:table-cell table:number-columns-repeated="1023"/>
        </table:table-row>
        <table:table-row>
          <table:table-cell table:style-name="ce0" office:value-type="string">
            <text:p>\C[6]当然、ここで屈してしまっては後が無いことは
理解している。</text:p>
          </table:table-cell>
          <table:table-cell table:number-columns-repeated="1023"/>
        </table:table-row>
        <table:table-row>
          <table:table-cell table:style-name="ce0" office:value-type="string">
            <text:p>\C[6]だが、少女は竜毒と紅茶の大量摂取の後から、
波状攻撃を蹴散らしている間も、挟み撃ちを
受けている間も、羞恥の告白を聞き流され
無慈悲な攻撃をかわしている間も、</text:p>
          </table:table-cell>
          <table:table-cell table:number-columns-repeated="1023"/>
        </table:table-row>
        <table:table-row>
          <table:table-cell table:style-name="ce0" office:value-type="string">
            <text:p>\C[6]そして今この瞬間、追跡者から身を隠し股間を
握りしめている間も、お腹に果てしなく溜まり
続ける壮絶な量のおしっこをずっとずっとずっと
我慢し続けてき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しかも、数分前からは出口の力を一瞬たりとも
抜くことが許されなくなり、最大限の力を常に
おしっこの孔に込め続け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死に物狂いの必死な我慢を長時間にわたって
続けていた少女の括約筋は、ついにその意志に
反し、物理的な限界に到達しようとしていた。</text:p>
          </table:table-cell>
          <table:table-cell table:number-columns-repeated="1023"/>
        </table:table-row>
        <table:table-row>
          <table:table-cell table:style-name="ce0" office:value-type="string">
            <text:p>だ・・・だめ・・・・だめ・・・・・だめ・・・・・・・・・っ！</text:p>
          </table:table-cell>
          <table:table-cell table:number-columns-repeated="1023"/>
        </table:table-row>
        <table:table-row>
          <table:table-cell table:style-name="ce0" office:value-type="string">
            <text:p>で、でちゃ・・・・ぅ・・・・・・・・でちゃう・・・・もう・・
・・・・もう、だ・・・・だめ・・・・・・っ////////////</text:p>
          </table:table-cell>
          <table:table-cell table:number-columns-repeated="1023"/>
        </table:table-row>
        <table:table-row>
          <table:table-cell table:style-name="ce0" office:value-type="string">
            <text:p>\C[6]丸く大きく張り出した下腹部の下で、少女の
おしっこの孔がひくひくと震え、収縮と拡張を
細かく繰り返し始める。</text:p>
          </table:table-cell>
          <table:table-cell table:number-columns-repeated="1023"/>
        </table:table-row>
        <table:table-row>
          <table:table-cell table:style-name="ce0" office:value-type="string">
            <text:p>\C[6]膀胱の底から下に伸びる尿道の中を、一瞬の
拡張ごとにおしっこが少しずつ少しずつ降りて
来る。</text:p>
          </table:table-cell>
          <table:table-cell table:number-columns-repeated="1023"/>
        </table:table-row>
        <table:table-row>
          <table:table-cell table:style-name="ce0" office:value-type="string">
            <text:p>\C[6]決して長くはない、女の子の尿道。　次の瞬間に
黄金のしぶきが股間の縦すじから噴き出して
きても、不思議ではない。</text:p>
          </table:table-cell>
          <table:table-cell table:number-columns-repeated="1023"/>
        </table:table-row>
        <table:table-row>
          <table:table-cell table:style-name="ce0" office:value-type="string">
            <text:p>・・・・おしっこが・・・・・・お、ぉしっこ・・・が・・・・、
で・・・・ちゃ・・・・・・・・・・・・・・・・ぅぅぅう・・・・・っ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がまん・・・・・・・もう・・・・・で、で、
・・・・でき・・・・・・ない・・・・・・・よ・・ぉ・・・っ////</text:p>
          </table:table-cell>
          <table:table-cell table:number-columns-repeated="1023"/>
        </table:table-row>
        <table:table-row>
          <table:table-cell table:style-name="ce0" office:value-type="string">
            <text:p>\C[6]絶体絶命。　この状況にこれ以上ふさわしい
言葉があるだろうか。</text:p>
          </table:table-cell>
          <table:table-cell table:number-columns-repeated="1023"/>
        </table:table-row>
        <table:table-row>
          <table:table-cell table:style-name="ce0" office:value-type="string">
            <text:p>\C[6]だがここでもまた、少女に強運が訪れた。</text:p>
          </table:table-cell>
          <table:table-cell table:number-columns-repeated="1023"/>
        </table:table-row>
        <table:table-row>
          <table:table-cell table:style-name="ce0" office:value-type="string">
            <text:p>追っ手1
「お嬢ちゃん・・・ここかな～？　ククク・・・！」</text:p>
          </table:table-cell>
          <table:table-cell table:number-columns-repeated="1023"/>
        </table:table-row>
        <table:table-row>
          <table:table-cell table:style-name="ce0" office:value-type="string">
            <text:p>\C[6]少女の隠れた岩から、さらに離れていく追っ手。</text:p>
          </table:table-cell>
          <table:table-cell table:number-columns-repeated="1023"/>
        </table:table-row>
        <table:table-row>
          <table:table-cell table:style-name="ce0" office:value-type="string">
            <text:p>\C[6]それを確認した少女は、瞬時に2つの選択を
迫られ、迷いに目を泳がせる。</text:p>
          </table:table-cell>
          <table:table-cell table:number-columns-repeated="1023"/>
        </table:table-row>
        <table:table-row>
          <table:table-cell table:style-name="ce0" office:value-type="string">
            <text:p>\C[6]1つは、追跡者があきらめて去ることを願い、
このまま身を潜め続けること。</text:p>
          </table:table-cell>
          <table:table-cell table:number-columns-repeated="1023"/>
        </table:table-row>
        <table:table-row>
          <table:table-cell table:style-name="ce0" office:value-type="string">
            <text:p>\C[6]そしてもう1つは、彼の見せた絶好の隙に
あやかり、この場を離れて再び逃走を図ること。</text:p>
          </table:table-cell>
          <table:table-cell table:number-columns-repeated="1023"/>
        </table:table-row>
        <table:table-row>
          <table:table-cell table:style-name="ce0" office:value-type="string">
            <text:p>\C[6]追っ手が死角に入った今なら、この岩陰から
飛び出しても見つかる恐れは低い。</text:p>
          </table:table-cell>
          <table:table-cell table:number-columns-repeated="1023"/>
        </table:table-row>
        <table:table-row>
          <table:table-cell table:style-name="ce0" office:value-type="string">
            <text:p>\C[6]そのまま東の通路へ進めば、追跡者たち
からさらに距離を稼ぐことが可能であり、あわ
よくば安全な物陰で待望のおしっこタイムを
心ゆくまで味わうこともできる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っっっ！</text:p>
          </table:table-cell>
          <table:table-cell table:number-columns-repeated="1023"/>
        </table:table-row>
        <table:table-row>
          <table:table-cell table:style-name="ce0" office:value-type="string">
            <text:p>\C[6]だがもちろん言うまでもないが、それは今にも
あふれ出しそうなおしっこを、限界寸前の
括約筋で耐え切ることができれば、の話である。</text:p>
          </table:table-cell>
          <table:table-cell table:number-columns-repeated="1023"/>
        </table:table-row>
        <table:table-row>
          <table:table-cell table:style-name="ce0" office:value-type="string">
            <text:p>\C[6]それが可能か不可能かで言えば、正直、限り
なく不可能に近い状態である。</text:p>
          </table:table-cell>
          <table:table-cell table:number-columns-repeated="1023"/>
        </table:table-row>
        <table:table-row>
          <table:table-cell table:style-name="ce0" office:value-type="string">
            <text:p>\C[6]金魚鉢のように膨張した膀胱に溜め込まれた
恐ろしい量のおしっこは、括約筋の脱力は
おろか、少しの痙攣さえも決して見逃しては
くれない。</text:p>
          </table:table-cell>
          <table:table-cell table:number-columns-repeated="1023"/>
        </table:table-row>
        <table:table-row>
          <table:table-cell table:style-name="ce0" office:value-type="string">
            <text:p>\C[6]今、鉄アレイのようにずっしりと重くなった膀胱を
下腹部に抱えた彼女には、立ち上がるわずかな
体の傾きや振動でさえ、十分にとどめの一撃を
果たしてくれるだろう。</text:p>
          </table:table-cell>
          <table:table-cell table:number-columns-repeated="1023"/>
        </table:table-row>
        <table:table-row>
          <table:table-cell table:style-name="ce0" office:value-type="string">
            <text:p>\C[6]かたや、不意の決壊を恐れてこの場に留まる
ことを選択したとしよう。</text:p>
          </table:table-cell>
          <table:table-cell table:number-columns-repeated="1023"/>
        </table:table-row>
        <table:table-row>
          <table:table-cell table:style-name="ce0" office:value-type="string">
            <text:p>\C[6]今、死角にいるとは言え、すでに追跡者は
少女が秘密の孔から我慢できずほとばしらせて
しまった新鮮なおしっこのにおいを嗅ぎ、この
近くに潜んでいることを確信し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遠くない未来、この場で小さく丸くなり、股間を
わし掴みにして震えている姿が発見されてしまう
のは間違いない。</text:p>
          </table:table-cell>
          <table:table-cell table:number-columns-repeated="1023"/>
        </table:table-row>
        <table:table-row>
          <table:table-cell table:style-name="ce0" office:value-type="string">
            <text:p>\C[6]彼女がここまで思考をめぐらせたのかどうかは
定かではないが、ついに少女は立ち上がる覚悟
を決めた。</text:p>
          </table:table-cell>
          <table:table-cell table:number-columns-repeated="1023"/>
        </table:table-row>
        <table:table-row>
          <table:table-cell table:style-name="ce0" office:value-type="string">
            <text:p>・・・ふぅっ・・・・ふぅっ・・・ふぅっ・・・ふぅっ・・・
・・・・・・・・・・・・すうぅぅ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ふううぅぅぅぅぅ・・・・・っ！！！</text:p>
          </table:table-cell>
          <table:table-cell table:number-columns-repeated="1023"/>
        </table:table-row>
        <table:table-row>
          <table:table-cell table:style-name="ce0" office:value-type="string">
            <text:p>\C[6]下腹部にほんの少しの刺激も及ばないよう
慎重に慎重にタイミングを見計らい、前のめりに
なりながらも、ゆっくりと腰を上げる少女。</text:p>
          </table:table-cell>
          <table:table-cell table:number-columns-repeated="1023"/>
        </table:table-row>
        <table:table-row>
          <table:table-cell table:style-name="ce0" office:value-type="string">
            <text:p>（ぶっしゅううぅぅっ！！　じゅじゅじゅじゅっ！！）</text:p>
          </table:table-cell>
          <table:table-cell table:number-columns-repeated="1023"/>
        </table:table-row>
        <table:table-row>
          <table:table-cell table:style-name="ce0" office:value-type="string">
            <text:p>んんんんっ、ぁ・・・・・ぐ・・・・ぅ・・うぁ・・・・・っ！！</text:p>
          </table:table-cell>
          <table:table-cell table:number-columns-repeated="1023"/>
        </table:table-row>
        <table:table-row>
          <table:table-cell table:style-name="ce0" office:value-type="string">
            <text:p>\C[6]だが、体の全ての力をもってしても、もはや
尿道をふさぎ続けることが難しい状態の彼女は、
案の定3度目の敗北を喫し、嗚咽を抑えるのも
やっとである。</text:p>
          </table:table-cell>
          <table:table-cell table:number-columns-repeated="1023"/>
        </table:table-row>
        <table:table-row>
          <table:table-cell table:style-name="ce0" office:value-type="string">
            <text:p>\C[6]しかも、少女がどんなに股間を締め付け、
中指を縦すじの間にねじ込ませて押さえつけて
も、今度はその流れが止まってくれない。</text:p>
          </table:table-cell>
          <table:table-cell table:number-columns-repeated="1023"/>
        </table:table-row>
        <table:table-row>
          <table:table-cell table:style-name="ce0" office:value-type="string">
            <text:p>（ひくひくひく、ぴゅうぅっ！！）</text:p>
          </table:table-cell>
          <table:table-cell table:number-columns-repeated="1023"/>
        </table:table-row>
        <table:table-row>
          <table:table-cell table:style-name="ce0" office:value-type="string">
            <text:p>（ひく・・・しょしょしょ・・・っ、ひくひくひひくっ、
　ぷっしゅうううぅぅっ！！）</text:p>
          </table:table-cell>
          <table:table-cell table:number-columns-repeated="1023"/>
        </table:table-row>
        <table:table-row>
          <table:table-cell table:style-name="ce0" office:value-type="string">
            <text:p>\C[6]孔の痙攣に合わせ、電波の悪いラジオ音声の
ように噴出を繰り返す熱水。</text:p>
          </table:table-cell>
          <table:table-cell table:number-columns-repeated="1023"/>
        </table:table-row>
        <table:table-row>
          <table:table-cell table:style-name="ce0" office:value-type="string">
            <text:p>・・・・・ぁ・・・だ、だめ・・・・この・・・・まま、じゃ・・・
・・もぅ・・・・・・・・・・・で・・・・・・でちゃう・・・・・・っ！</text:p>
          </table:table-cell>
          <table:table-cell table:number-columns-repeated="1023"/>
        </table:table-row>
        <table:table-row>
          <table:table-cell table:style-name="ce0" office:value-type="string">
            <text:p>\C[6]もうだめだ。　ついに限界領域に片足を突っ込ん
だ少女は、おしっこの噴出を止めることを諦め、
このままおちびりを続けながら一気に東の
通路へ駆け抜けることを決意する。</text:p>
          </table:table-cell>
          <table:table-cell table:number-columns-repeated="1023"/>
        </table:table-row>
        <table:table-row>
          <table:table-cell table:style-name="ce0" office:value-type="string">
            <text:p>\C[6]しかし、神の慈悲は単なる気まぐれだったのか、
はたまたこれは神にさえ予測不可能であった
のか、</text:p>
          </table:table-cell>
          <table:table-cell table:number-columns-repeated="1023"/>
        </table:table-row>
        <table:table-row>
          <table:table-cell table:style-name="ce0" office:value-type="string">
            <text:p>\C[6]新たに駆けつけた追っ手に鉢合わせる形で、
少女はあっけなく発見されてしまう。</text:p>
          </table:table-cell>
          <table:table-cell table:number-columns-repeated="1023"/>
        </table:table-row>
        <table:table-row>
          <table:table-cell table:style-name="ce0" office:value-type="string">
            <text:p>追っ手2
「あっ！！！　見つけたぞこいつ！！！」</text:p>
          </table:table-cell>
          <table:table-cell table:number-columns-repeated="1023"/>
        </table:table-row>
        <table:table-row>
          <table:table-cell table:style-name="ce0" office:value-type="string">
            <text:p>・・・ぁ、ぁ、ぁぁぁああぁ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驚きのあまり、きゅっと締まり直した女の子の孔
のおかげで滴り続けていたおちびりが止まった
ものの、シナリオはこれ以上無いほど最悪の
方向へ向かって加速した。</text:p>
          </table:table-cell>
          <table:table-cell table:number-columns-repeated="1023"/>
        </table:table-row>
        <table:table-row>
          <table:table-cell table:style-name="ce0" office:value-type="string">
            <text:p>追っ手1
「なぁんだ、そっちにいたのか！　ククク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・・あわわ・・・・・あわわわあぁ・・・・・っ////</text:p>
          </table:table-cell>
          <table:table-cell table:number-columns-repeated="1023"/>
        </table:table-row>
        <table:table-row>
          <table:table-cell table:style-name="ce0" office:value-type="string">
            <text:p>\C[6]完全に意表を突かれ、普段の彼女からは
想像もできないような、すっとんきょうな声を
あげる死神少女。</text:p>
          </table:table-cell>
          <table:table-cell table:number-columns-repeated="1023"/>
        </table:table-row>
        <table:table-row>
          <table:table-cell table:style-name="ce0" office:value-type="string">
            <text:p>\C[6]これで逃走も潜伏も不可能になってしまった
のであるから、無理もないだろう。</text:p>
          </table:table-cell>
          <table:table-cell table:number-columns-repeated="1023"/>
        </table:table-row>
        <table:table-row>
          <table:table-cell table:style-name="ce0" office:value-type="string">
            <text:p>\C[6]最後の希望をへし折られ、ふらつきながらも
追っ手から距離を取ろうと必死にもがき、
少女は岩陰の向こう側へ歩き、最後の抵抗を
試みる。</text:p>
          </table:table-cell>
          <table:table-cell table:number-columns-repeated="1023"/>
        </table:table-row>
        <table:table-row>
          <table:table-cell table:style-name="ce0" office:value-type="string">
            <text:p>\C[6]だが、少女の瞳に映ったのは無機質に立ち
ふさがる壁。</text:p>
          </table:table-cell>
          <table:table-cell table:number-columns-repeated="1023"/>
        </table:table-row>
        <table:table-row>
          <table:table-cell table:style-name="ce0" office:value-type="string">
            <text:p>\C[6]どんなに思考力を失った彼女でも、これが
何を意味するかは間違いようがない。</text:p>
          </table:table-cell>
          <table:table-cell table:number-columns-repeated="1023"/>
        </table:table-row>
        <table:table-row>
          <table:table-cell table:style-name="ce0" office:value-type="string">
            <text:p>ぁ・・・・・ぁ・・・・・・・・・・・・ぁ・・・ぁ、ぁ、・・・・・・ぁっ</text:p>
          </table:table-cell>
          <table:table-cell table:number-columns-repeated="1023"/>
        </table:table-row>
        <table:table-row>
          <table:table-cell table:style-name="ce0" office:value-type="string">
            <text:p>\C[6]今度こそ、逃れようのない絶望が彼女を捉え
そのまま押しつぶそうとし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もしここにいるのが数十分前の彼女であれば、
後ろから迫り来る追っ手も、目の前に立ち
ふさがる岩の壁も、ふりかかる絶望ごと木っ端
微塵に打ち砕くことができた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\C[6]だが、下腹部にある小さな袋におしっこが
いっぱい詰まっている、たったそれだけのことで
少女は降りかかる災難をただの一つも払えない
のである。</text:p>
          </table:table-cell>
          <table:table-cell table:number-columns-repeated="1023"/>
        </table:table-row>
        <table:table-row>
          <table:table-cell table:style-name="ce0" office:value-type="string">
            <text:p>追っ手1
「ククク・・・あれあれぇ？　もう逃げないのかな
　お嬢ちゃん？」</text:p>
          </table:table-cell>
          <table:table-cell table:number-columns-repeated="1023"/>
        </table:table-row>
        <table:table-row>
          <table:table-cell table:style-name="ce0" office:value-type="string">
            <text:p>追っ手2
「それか、さっきみたいにオレたちへご自慢の
　神速攻撃を叩き込んでもいいんだよ？」</text:p>
          </table:table-cell>
          <table:table-cell table:number-columns-repeated="1023"/>
        </table:table-row>
        <table:table-row>
          <table:table-cell table:style-name="ce0" office:value-type="string">
            <text:p>追っ手2
「ほらほら！」</text:p>
          </table:table-cell>
          <table:table-cell table:number-columns-repeated="1023"/>
        </table:table-row>
        <table:table-row>
          <table:table-cell table:style-name="ce0" office:value-type="string">
            <text:p>・・・・ぅ・・・・・・ぅ・・・・・・・・・・ぅぅうっ//////////</text:p>
          </table:table-cell>
          <table:table-cell table:number-columns-repeated="1023"/>
        </table:table-row>
        <table:table-row>
          <table:table-cell table:style-name="ce0" office:value-type="string">
            <text:p>\C[6]不敵な笑みを浮かべながら迫る死神たちを
前に、もはやどうすることもできずに壁を背に
する少女。</text:p>
          </table:table-cell>
          <table:table-cell table:number-columns-repeated="1023"/>
        </table:table-row>
        <table:table-row>
          <table:table-cell table:style-name="ce0" office:value-type="string">
            <text:p>\C[6]尿意はすでに限界のはるか天井を突き破り、
まるで全身が尿で満たされたような錯覚に
見舞われ、呼吸すらままならない。</text:p>
          </table:table-cell>
          <table:table-cell table:number-columns-repeated="1023"/>
        </table:table-row>
        <table:table-row>
          <table:table-cell table:style-name="ce0" office:value-type="string">
            <text:p>\C[6]疲弊しきった括約筋を最後に支えているのは、
男性に自分のおしっこを見られたくないという、
芽生えたばかりの初々しい羞恥心で固められた
“我慢の鎖”一本である。</text:p>
          </table:table-cell>
          <table:table-cell table:number-columns-repeated="1023"/>
        </table:table-row>
        <table:table-row>
          <table:table-cell table:style-name="ce0" office:value-type="string">
            <text:p>\C[6]そしてその羞恥心と釣り合う形でバランスを
保ってきた生理的欲求がずっしりと肥大化し、
いたいけな少女に最後の恥を強要した。</text:p>
          </table:table-cell>
          <table:table-cell table:number-columns-repeated="1023"/>
        </table:table-row>
        <table:table-row>
          <table:table-cell table:style-name="ce0" office:value-type="string">
            <text:p>・・・ぉ、ぉ・・・おね、がい・・・・・・・・・おねがい・・
・・・だか、ら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・・おしっこ・・・・・・・・・・おしっこ・・・・・/////
さ、させ・・・て・・・・・・・・っ//////////////////</text:p>
          </table:table-cell>
          <table:table-cell table:number-columns-repeated="1023"/>
        </table:table-row>
        <table:table-row>
          <table:table-cell table:style-name="ce0" office:value-type="string">
            <text:p>・・・・もぅ・・・・・・・が・・・・がまん・・・で、で・・・・
でき・・・・ない、の・・・・・・・っ///////////////</text:p>
          </table:table-cell>
          <table:table-cell table:number-columns-repeated="1023"/>
        </table:table-row>
        <table:table-row>
          <table:table-cell table:style-name="ce0" office:value-type="string">
            <text:p>・・・・・・ねぇ・・・・・おねがい・・・・・・・・も・・・・・・・
・・・もれ・・・・・・ちゃうよぉ・・・・ぉぉっ！！/////</text:p>
          </table:table-cell>
          <table:table-cell table:number-columns-repeated="1023"/>
        </table:table-row>
        <table:table-row>
          <table:table-cell table:style-name="ce0" office:value-type="string">
            <text:p>\C[6]それが無駄であることは、人を疑わない彼女
にもおそらく分かっていたのであろう。</text:p>
          </table:table-cell>
          <table:table-cell table:number-columns-repeated="1023"/>
        </table:table-row>
        <table:table-row>
          <table:table-cell table:style-name="ce0" office:value-type="string">
            <text:p>\C[6]だが、我慢に我慢を重ねた結果、もはやどう
あがいても噴出を止められなくなった自身の
熱い熱いおしっこを、異性の目にさらし、におい
を嗅がれ、轟く奔流の音を聞かれてしまうのは、</text:p>
          </table:table-cell>
          <table:table-cell table:number-columns-repeated="1023"/>
        </table:table-row>
        <table:table-row>
          <table:table-cell table:style-name="ce0" office:value-type="string">
            <text:p>\C[6]どんな拷問よりも耐え難い苦痛であるに違い
なかった。　そしてそれを今まさに肌で感じて
いる少女は、例え望みがゼロであったとしても、
放尿の懇願をせずにはいられなかったのだ。</text:p>
          </table:table-cell>
          <table:table-cell table:number-columns-repeated="1023"/>
        </table:table-row>
        <table:table-row>
          <table:table-cell table:style-name="ce0" office:value-type="string">
            <text:p>\C[6]そして、至極当然のように、その懇願は
最初からヒビの入っていたビー玉のごとく粉砕
され、塵と消える。</text:p>
          </table:table-cell>
          <table:table-cell table:number-columns-repeated="1023"/>
        </table:table-row>
        <table:table-row>
          <table:table-cell table:style-name="ce0" office:value-type="string">
            <text:p>追っ手1
「ハハハ！　そんなにおちっこがしたいの
　かい？」</text:p>
          </table:table-cell>
          <table:table-cell table:number-columns-repeated="1023"/>
        </table:table-row>
        <table:table-row>
          <table:table-cell table:style-name="ce0" office:value-type="string">
            <text:p>追っ手2
「ああ、いいよ！　ここでお尻を出して思う存分
　おちっこしてごらん！」</text:p>
          </table:table-cell>
          <table:table-cell table:number-columns-repeated="1023"/>
        </table:table-row>
        <table:table-row>
          <table:table-cell table:style-name="ce0" office:value-type="string">
            <text:p>追っ手2
「ちゃんと見ててあげるからね！　アハハハ！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ぁ・・・・・・・・・・・・・・・・・・・・・・・・・・・・
・・・・・・・・・・・・・・・・・・・・・・・・・・・ぁ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・・・・・・・・・・・・・・・・・・・・・・・・・・
・・・・・・・・・・・・・ぁ・・・・・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ここに至るまで、いくつもの希望と絶望を繰り
返し、そのうねりに揉まれ続けてきた死神界
最強の少女。</text:p>
          </table:table-cell>
          <table:table-cell table:number-columns-repeated="1023"/>
        </table:table-row>
        <table:table-row>
          <table:table-cell table:style-name="ce0" office:value-type="string">
            <text:p>\C[6]元気いっぱいの代謝と大量の水分により、
次から次へと膀胱へおしっこが注ぎ込まれる中、</text:p>
          </table:table-cell>
          <table:table-cell table:number-columns-repeated="1023"/>
        </table:table-row>
        <table:table-row>
          <table:table-cell table:style-name="ce0" office:value-type="string">
            <text:p>\C[6]今日初めて目覚めた女の子の羞恥心と
慣れない生理現象の我慢に翻弄されながらも、
必死に必死に尿意をこらえ、辛抱し、限界を
先延ばしにしてきた彼女であった。</text:p>
          </table:table-cell>
          <table:table-cell table:number-columns-repeated="1023"/>
        </table:table-row>
        <table:table-row>
          <table:table-cell table:style-name="ce0" office:value-type="string">
            <text:p>\C[6]そんな少女をひたすら支え続けてきた、一本の
“我慢の鎖”は、</text:p>
          </table:table-cell>
          <table:table-cell table:number-columns-repeated="1023"/>
        </table:table-row>
        <table:table-row>
          <table:table-cell table:style-name="ce0" office:value-type="string">
            <text:p>\C[6]全方面から叩き付けられた無慈悲な絶望に
より、“我慢の縄”へ、“我慢の糸”へと瞬く間に
強度を失い、</text:p>
          </table:table-cell>
          <table:table-cell table:number-columns-repeated="1023"/>
        </table:table-row>
        <table:table-row>
          <table:table-cell table:style-name="ce0" office:value-type="string">
            <text:p>\C[6]この刹那、そのか細い糸は、実にあっけなく
プツリと切れた。</text:p>
          </table:table-cell>
          <table:table-cell table:number-columns-repeated="1023"/>
        </table:table-row>
        <table:table-row>
          <table:table-cell table:style-name="ce0" office:value-type="string">
            <text:p>じゅぶっ！！！</text:p>
          </table:table-cell>
          <table:table-cell table:number-columns-repeated="1023"/>
        </table:table-row>
        <table:table-row>
          <table:table-cell table:style-name="ce0" office:value-type="string">
            <text:p>じゅどどどどどどどどどどどどばばばばばばば
ばばばばばばばばばあああぁぁあああぁぁぁぁ
あああぁぁぁぁーーーーーーーーっ！！！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んぁぁぁぁあああああっ////////////
ぁ、ぁ、はあぁぁぁぁぁぁぁあぁああ//////////</text:p>
          </table:table-cell>
          <table:table-cell table:number-columns-repeated="1023"/>
        </table:table-row>
        <table:table-row>
          <table:table-cell table:style-name="ce0" office:value-type="string">
            <text:p>\C[6]少し前に、誇張表現として用いた“黄金の
ナイアガラ”。</text:p>
          </table:table-cell>
          <table:table-cell table:number-columns-repeated="1023"/>
        </table:table-row>
        <table:table-row>
          <table:table-cell table:style-name="ce0" office:value-type="string">
            <text:p>\C[6]おそらく、どのような人物でも、目の前に
広がっているこの光景を目の当たりにすれば、
口を揃えてそう比喩することだろう。</text:p>
          </table:table-cell>
          <table:table-cell table:number-columns-repeated="1023"/>
        </table:table-row>
        <table:table-row>
          <table:table-cell table:style-name="ce0" office:value-type="string">
            <text:p>\C[6]そしていったい誰が、この壮大な画（え）に対し
嫌悪や侮蔑の念を抱くであろう。</text:p>
          </table:table-cell>
          <table:table-cell table:number-columns-repeated="1023"/>
        </table:table-row>
        <table:table-row>
          <table:table-cell table:style-name="ce0" office:value-type="string">
            <text:p>\C[6]少女の体の中心に隠された熱い熱い源泉から
延々と解き放たれる、まばゆいばかりの雨景色。</text:p>
          </table:table-cell>
          <table:table-cell table:number-columns-repeated="1023"/>
        </table:table-row>
        <table:table-row>
          <table:table-cell table:style-name="ce0" office:value-type="string">
            <text:p>\C[6]この壮観とも言える絶景は、芸術的、あるいは
幻想的とも表現し得る眺めであっ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・・・・・・・・・・・・・・・・・・・・・・・・・・
・・・・・・・・・・////////////////////////////</text:p>
          </table:table-cell>
          <table:table-cell table:number-columns-repeated="1023"/>
        </table:table-row>
        <table:table-row>
          <table:table-cell table:style-name="ce0" office:value-type="string">
            <text:p>\C[6]まるで、全てがこの時のためであったかの
ように、我慢して我慢して我慢し続けた呆れる程
大量のおしっこを、ありったけ床にぶちまけた
死神の少女。</text:p>
          </table:table-cell>
          <table:table-cell table:number-columns-repeated="1023"/>
        </table:table-row>
        <table:table-row>
          <table:table-cell table:style-name="ce0" office:value-type="string">
            <text:p>\C[6]そのとろけるほど気持ち良い開放感に全身を
包みこまれ、完全に思考停止状態である。</text:p>
          </table:table-cell>
          <table:table-cell table:number-columns-repeated="1023"/>
        </table:table-row>
        <table:table-row>
          <table:table-cell table:style-name="ce0" office:value-type="string">
            <text:p>\C[6]辺りは数分前と一変し、まるで温泉でも湧き
出したかと見まがうほどに、気温と湿度が急激
に上昇していた。</text:p>
          </table:table-cell>
          <table:table-cell table:number-columns-repeated="1023"/>
        </table:table-row>
        <table:table-row>
          <table:table-cell table:style-name="ce0" office:value-type="string">
            <text:p>追っ手1
「・・・・・・・・・・・・・・・・・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追っ手2
「・・・・・・・・・・・・・・・・・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\C[6]対する追っ手の二人組みもまた、壮大な黄金の
ナイアガラから始まり、その果てに出現した
エデンの海を前にして、完全に度肝を抜かれ
放心していた。</text:p>
          </table:table-cell>
          <table:table-cell table:number-columns-repeated="1023"/>
        </table:table-row>
        <table:table-row>
          <table:table-cell table:style-name="ce0" office:value-type="string">
            <text:p>\C[6]4つあるとは言え、この小さなお腹のどこに
これだけ大量の熱水が蓄えられていたのか、</text:p>
          </table:table-cell>
          <table:table-cell table:number-columns-repeated="1023"/>
        </table:table-row>
        <table:table-row>
          <table:table-cell table:style-name="ce0" office:value-type="string">
            <text:p>\C[6]まるで夢の中で奇術でも見せられているかの
ような錯覚に陥ってしまうほど、尋常ならぬ膨大
な量のおしっこが水面を揺らし、冷めぬ輝きを
放っている。</text:p>
          </table:table-cell>
          <table:table-cell table:number-columns-repeated="1023"/>
        </table:table-row>
        <table:table-row>
          <table:table-cell table:style-name="ce0" office:value-type="string">
            <text:p>追っ手1
「・・・こ、これ・・・・・・・・・・・・・・すげぇ・・・な。」</text:p>
          </table:table-cell>
          <table:table-cell table:number-columns-repeated="1023"/>
        </table:table-row>
        <table:table-row>
          <table:table-cell table:style-name="ce0" office:value-type="string">
            <text:p>追っ手2
「・・・ああ・・・・・マジ・・・・・・・ハンパねぇよ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追っ手1
「カ・・・・・カメラ・・・・・・・・持ってる・・・・？」</text:p>
          </table:table-cell>
          <table:table-cell table:number-columns-repeated="1023"/>
        </table:table-row>
        <table:table-row>
          <table:table-cell table:style-name="ce0" office:value-type="string">
            <text:p>追っ手2
「・・・ごめん・・・・・・・・・持ってない・・・・・・・・」</text:p>
          </table:table-cell>
          <table:table-cell table:number-columns-repeated="1023"/>
        </table:table-row>
        <table:table-row>
          <table:table-cell table:style-name="ce0" office:value-type="string">
            <text:p>追っ手1
「・・・・・・・・・・・・だよな・・・・・・・・・・・・・・・・・」</text:p>
          </table:table-cell>
          <table:table-cell table:number-columns-repeated="1023"/>
        </table:table-row>
        <table:table-row>
          <table:table-cell table:style-name="ce0" office:value-type="string">
            <text:p>追っ手2
「あ・・・・でも・・・・・・・・空き瓶なら・・・あるよ・・・」</text:p>
          </table:table-cell>
          <table:table-cell table:number-columns-repeated="1023"/>
        </table:table-row>
        <table:table-row>
          <table:table-cell table:style-name="ce0" office:value-type="string">
            <text:p>追っ手1
「・・・・・・それじゃ・・・・・・記念にちょっと・・・・・」</text:p>
          </table:table-cell>
          <table:table-cell table:number-columns-repeated="1023"/>
        </table:table-row>
        <table:table-row>
          <table:table-cell table:style-name="ce0" office:value-type="string">
            <text:p>追っ手2
「ああ・・・・・そうだな・・・・・・・・記念に・・・・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だ・・・・・・・・だめ・・・・・・・・・・・/////</text:p>
          </table:table-cell>
          <table:table-cell table:number-columns-repeated="1023"/>
        </table:table-row>
        <table:table-row>
          <table:table-cell table:style-name="ce0" office:value-type="string">
            <text:p>追っ手1
「・・・そっか・・・・・・だめ、か・・・・・・・・・・・・・・・」</text:p>
          </table:table-cell>
          <table:table-cell table:number-columns-repeated="1023"/>
        </table:table-row>
        <table:table-row>
          <table:table-cell table:style-name="ce0" office:value-type="string">
            <text:p>追っ手1
「・・・・・・・・・・・・・・・・・・・・・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追っ手1
「って！！　ああああ！！！　しまったああああ
　ああああぁぁぁっ！！！！」</text:p>
          </table:table-cell>
          <table:table-cell table:number-columns-repeated="1023"/>
        </table:table-row>
        <table:table-row>
          <table:table-cell table:style-name="ce0" office:value-type="string">
            <text:p>\C[6]いつの間にやら我に返っていた死神の少女に
気が付き、彼らは絶対に逃してはならない攻撃
チャンスを棒に振ってしまったことを悟った。</text:p>
          </table:table-cell>
          <table:table-cell table:number-columns-repeated="1023"/>
        </table:table-row>
        <table:table-row>
          <table:table-cell table:style-name="ce0" office:value-type="string">
            <text:p>\C[6]今や彼女の膀胱は、すっきり空っぽ。</text:p>
          </table:table-cell>
          <table:table-cell table:number-columns-repeated="1023"/>
        </table:table-row>
        <table:table-row>
          <table:table-cell table:style-name="ce0" office:value-type="string">
            <text:p>\C[6]スカートの裾と脚が濡れていること以外、その
怪物のような実力を発揮するのに何の支障も
無い状態であ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っ/////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っっ///////////////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っっっっ///////////////////
//////////////////////////////////////</text:p>
          </table:table-cell>
          <table:table-cell table:number-columns-repeated="1023"/>
        </table:table-row>
        <table:table-row>
          <table:table-cell table:style-name="ce0" office:value-type="string">
            <text:p>追っ手1
「ひ・・・・・・・・ひいいいいいぃぃぃぃっ！！！」</text:p>
          </table:table-cell>
          <table:table-cell table:number-columns-repeated="1023"/>
        </table:table-row>
        <table:table-row>
          <table:table-cell table:style-name="ce0" office:value-type="string">
            <text:p>追っ手2
「待て！！　は、は、話せば分かる！！！！
　だから落ち着いて！！！」</text:p>
          </table:table-cell>
          <table:table-cell table:number-columns-repeated="1023"/>
        </table:table-row>
        <table:table-row>
          <table:table-cell table:style-name="ce0" office:value-type="string">
            <text:p>追っ手2
「ええと、ええと・・・・・・・っ、あ、そうだっ！！」</text:p>
          </table:table-cell>
          <table:table-cell table:number-columns-repeated="1023"/>
        </table:table-row>
        <table:table-row>
          <table:table-cell table:style-name="ce0" office:value-type="string">
            <text:p>追っ手2
「こ、こ、今度はちゃんとしたごちそうを用意する
　から！！！　ホラ、最初から晩餐会を仕切り
　直そうよ！！」</text:p>
          </table:table-cell>
          <table:table-cell table:number-columns-repeated="1023"/>
        </table:table-row>
        <table:table-row>
          <table:table-cell table:style-name="ce0" office:value-type="string">
            <text:p>追っ手2
「ね！？　ね！？！？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死神の・・・・・・・晩餐会は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・・・・
・・・・・・・・・・・・・・・・・・・・・・・・・・・・・・・・・・・・・・・
・・・・・・・食うか・・・・・・・食われるか・・・・・・・！！</text:p>
          </table:table-cell>
          <table:table-cell table:number-columns-repeated="1023"/>
        </table:table-row>
        <table:table-row>
          <table:table-cell table:style-name="ce0" office:value-type="string">
            <text:p>二人組
「いやああああああああぁぁぁぁぁぁああぁぁぁぁ
あああああああぁぁぁああああああっ！！！！」</text:p>
          </table:table-cell>
          <table:table-cell table:number-columns-repeated="1023"/>
        </table:table-row>
        <table:table-row>
          <table:table-cell table:style-name="ce0" office:value-type="string">
            <text:p>\C[6]この後、夜が明ける頃には無数の死神たちが
満身創痍で洞窟じゅうに横たわっていたことは、
言うまでもない。</text:p>
          </table:table-cell>
          <table:table-cell table:number-columns-repeated="1023"/>
        </table:table-row>
        <table:table-row>
          <table:table-cell table:style-name="ce0" office:value-type="string">
            <text:p>\C[6]彼女が選んだのは、左の道であった。</text:p>
          </table:table-cell>
          <table:table-cell table:number-columns-repeated="1023"/>
        </table:table-row>
        <table:table-row>
          <table:table-cell table:style-name="ce0" office:value-type="string">
            <text:p>\C[6]直前の分かれ道を右に進んできたので、今度は
左。　ダンゴ虫レベルの理由であるが、完全に
頭がおしっこのことでいっぱいいっぱいの彼女
には無理もない。</text:p>
          </table:table-cell>
          <table:table-cell table:number-columns-repeated="1023"/>
        </table:table-row>
        <table:table-row>
          <table:table-cell table:style-name="ce0" office:value-type="string">
            <text:p>\C[6]思考だけでなく、格好や歩みまでダンゴ虫の
ようになりながら、少女は左の通路をゆっくり
進み始め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おしっこ・・・・・・・・・・したい・・・・・・・・っ
・・・・はやく・・・・・・・・・・どこかで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あぁ・・・・・・・・・・・・・ううぅ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一歩一歩足を踏み出すごとに、体の中心で
ぶるん、ぶるんと揺れる膨張した膀胱。</text:p>
          </table:table-cell>
          <table:table-cell table:number-columns-repeated="1023"/>
        </table:table-row>
        <table:table-row>
          <table:table-cell table:style-name="ce0" office:value-type="string">
            <text:p>\C[6]かつて感じたことのないその感覚に、股間から
右手を離し、おそるおそる下腹部をそっとなで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っ！？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な・・・・・・・・・なに・・・・・・・・・・・・・・
・・・・・・・・・・・・・これ・・・・・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ゴム風船のような感触を想定していた彼女は、
その予想すらしなかった下腹部の感触に驚きを
隠せない。</text:p>
          </table:table-cell>
          <table:table-cell table:number-columns-repeated="1023"/>
        </table:table-row>
        <table:table-row>
          <table:table-cell table:style-name="ce0" office:value-type="string">
            <text:p>\C[6]そこにはほとんど弾力などなく、まるで硬く張り
詰めきった巨大なバスケットボールのような
モノが自身のお腹に埋まっていたのだ。</text:p>
          </table:table-cell>
          <table:table-cell table:number-columns-repeated="1023"/>
        </table:table-row>
        <table:table-row>
          <table:table-cell table:style-name="ce0" office:value-type="string">
            <text:p>\C[6]それもそのはずである。</text:p>
          </table:table-cell>
          <table:table-cell table:number-columns-repeated="1023"/>
        </table:table-row>
        <table:table-row>
          <table:table-cell table:style-name="ce0" office:value-type="string">
            <text:p>\C[6]竜毒を摂取してからそろそろ1時間が経とうと
しているが、いまだに彼女の活発な代謝は
唸りを上げ、大量に飲み干した紅茶の水分を
怒涛のように膀胱へと流し込んで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その総量と圧力はもはや計り知れず、股間から
ひとたび噴出しようものなら、消防車の放水と
見まがうほどの爆尿をほとばしらせることだろう。</text:p>
          </table:table-cell>
          <table:table-cell table:number-columns-repeated="1023"/>
        </table:table-row>
        <table:table-row>
          <table:table-cell table:style-name="ce0" office:value-type="string">
            <text:p>\C[6]括約筋こそ平均的な強度であるものの、身体
能力のほとんどが規格外の彼女は、膀胱の
柔軟性も例外ではない。</text:p>
          </table:table-cell>
          <table:table-cell table:number-columns-repeated="1023"/>
        </table:table-row>
        <table:table-row>
          <table:table-cell table:style-name="ce0" office:value-type="string">
            <text:p>\C[6]ここまで莫大な質量の熱水をその華奢な
体の内部に留め続けることができたのも、
しなやかに大きく膨らむことができた膀胱の
おかげである。</text:p>
          </table:table-cell>
          <table:table-cell table:number-columns-repeated="1023"/>
        </table:table-row>
        <table:table-row>
          <table:table-cell table:style-name="ce0" office:value-type="string">
            <text:p>\C[6]しかしそれが裏目に出たと言うべきであろうか、
結果として少女の抱える尿意は常人の持ち得る
それをはるかに上回る悪魔のような重圧と化し、
今この時もなお、尿道に猛攻を加えているのだ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んんん・・・・・・・・っ！</text:p>
          </table:table-cell>
          <table:table-cell table:number-columns-repeated="1023"/>
        </table:table-row>
        <table:table-row>
          <table:table-cell table:style-name="ce0" office:value-type="string">
            <text:p>（じゅじゅじゅ・・・じょわあぁっ！）</text:p>
          </table:table-cell>
          <table:table-cell table:number-columns-repeated="1023"/>
        </table:table-row>
        <table:table-row>
          <table:table-cell table:style-name="ce0" office:value-type="string">
            <text:p>\C[6]つい先ほどの漏水が言葉どおり呼び水となった
のか、早くも2度目のおちびりをおかわりして
しまった少女。</text:p>
          </table:table-cell>
          <table:table-cell table:number-columns-repeated="1023"/>
        </table:table-row>
        <table:table-row>
          <table:table-cell table:style-name="ce0" office:value-type="string">
            <text:p>\C[6]ふとももを伝う敗北の雫は、未だ膀胱内に
留まるおしっこの本陣に対し、まるで先導でも
しているかのように湯気の旗を掲げ少女の脚を
すべり落ちる。</text:p>
          </table:table-cell>
          <table:table-cell table:number-columns-repeated="1023"/>
        </table:table-row>
        <table:table-row>
          <table:table-cell table:style-name="ce0" office:value-type="string">
            <text:p>\C[6]そしてこのわずかな排尿でさえ、強烈な排泄の
快感となって酷使し続けてきた括約筋に
さらなる弛緩を誘惑するのだ。</text:p>
          </table:table-cell>
          <table:table-cell table:number-columns-repeated="1023"/>
        </table:table-row>
        <table:table-row>
          <table:table-cell table:style-name="ce0" office:value-type="string">
            <text:p>\C[6]しびれるような気持ち良さに女の子の孔を
くすぐられ、ほんの一瞬、すべてを諦めて快楽
に身をゆだねたい衝動に駆られた少女は、</text:p>
          </table:table-cell>
          <table:table-cell table:number-columns-repeated="1023"/>
        </table:table-row>
        <table:table-row>
          <table:table-cell table:style-name="ce0" office:value-type="string">
            <text:p>\C[6]持ち前の反射神経を発揮して間一髪、
その天使のささやきを払拭す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はぁ・・・・・はぁ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・・が・・・・・がまん・・・・・・・・・・・・・・・・・・・
・・・・・・・・・・・・・・・・・・・・・しな・・・きゃ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姿は見えないとは言え、未だに追っ手たちの
足音は洞窟に響い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もし、こんなところで我慢の限界を迎え、4つの
体から大音量で流れるおしっこLIVEを開いて
しまおうものなら、</text:p>
          </table:table-cell>
          <table:table-cell table:number-columns-repeated="1023"/>
        </table:table-row>
        <table:table-row>
          <table:table-cell table:style-name="ce0" office:value-type="string">
            <text:p>\C[6]瞬く間にギャラリーをおびき寄せ、嘲笑という
名の歓声を浴びせられた末に、最後は少女
自身の断末魔のアンコールが沸き起こるで
あろう。</text:p>
          </table:table-cell>
          <table:table-cell table:number-columns-repeated="1023"/>
        </table:table-row>
        <table:table-row>
          <table:table-cell table:style-name="ce0" office:value-type="string">
            <text:p>\C[6]そんな悪夢のような未来を少女が回避する
ためには、限界ギリギリの股間に最大限の力を
込め続けながら、一刻も早く歩みを再開し、
追跡を完全に振り切るしかないのだ。</text:p>
          </table:table-cell>
          <table:table-cell table:number-columns-repeated="1023"/>
        </table:table-row>
        <table:table-row>
          <table:table-cell table:style-name="ce0" office:value-type="string">
            <text:p>\C[6]ところが、少女は足を踏み出すどころか、その
場で腰をくねらせ、浅い呼吸を繰り返すばかり
である。</text:p>
          </table:table-cell>
          <table:table-cell table:number-columns-repeated="1023"/>
        </table:table-row>
        <table:table-row>
          <table:table-cell table:style-name="ce0" office:value-type="string">
            <text:p>・・・んぅぅうっ、ぅ・・・・・・・・・・・・・・はぁ・・・・・・っ
・・・・・・・・ぁ・・・・・・・・っ・・・・・・・・あぁっ/////</text:p>
          </table:table-cell>
          <table:table-cell table:number-columns-repeated="1023"/>
        </table:table-row>
        <table:table-row>
          <table:table-cell table:style-name="ce0" office:value-type="string">
            <text:p>（しゅううぅぅぅっ！　しゅううううぅぅぅぅっ！！）</text:p>
          </table:table-cell>
          <table:table-cell table:number-columns-repeated="1023"/>
        </table:table-row>
        <table:table-row>
          <table:table-cell table:style-name="ce0" office:value-type="string">
            <text:p>\C[6]まるで少女の意志とは無関係だとでも言いたい
ように、彼女のおしっこの孔は、先ほどから
おちびりの大奮発を重ねる。</text:p>
          </table:table-cell>
          <table:table-cell table:number-columns-repeated="1023"/>
        </table:table-row>
        <table:table-row>
          <table:table-cell table:style-name="ce0" office:value-type="string">
            <text:p>\C[6]何度も言うようだが、この少女が体内に我慢して
いるおしっこの量は、彼女の柔らかな下腹部を
外側へ大きくはみ出させ、その弾力を失う程に
莫大な質量な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そして恐ろしいことに、今この瞬間も、限界を
訴え悲鳴を上げる膀胱の中に無理やり新鮮な
おしっこが続々と流れ込んで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いかにこの少女の身体能力が優秀でも、そんな
一切逃げ場のない責め苦を耐え続けることなど
不可能である。</text:p>
          </table:table-cell>
          <table:table-cell table:number-columns-repeated="1023"/>
        </table:table-row>
        <table:table-row>
          <table:table-cell table:style-name="ce0" office:value-type="string">
            <text:p>\C[6]つまるところ、少女はいよいよおしっこを我慢
できなくなってきたのだ。</text:p>
          </table:table-cell>
          <table:table-cell table:number-columns-repeated="1023"/>
        </table:table-row>
        <table:table-row>
          <table:table-cell table:style-name="ce0" office:value-type="string">
            <text:p>\C[6]敵から逃げなければ何をされるか分からない
この状況でさえ、彼女はその歩みを進める事が
できないほど、切羽詰まってしまっているので
あ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ど、・・・・どう・・・しよう・・・・・・・・・・・・・・っ
・・・・・・・・・・でちゃ・・・・・・・・・・・・・うぅ・・・っ！</text:p>
          </table:table-cell>
          <table:table-cell table:number-columns-repeated="1023"/>
        </table:table-row>
        <table:table-row>
          <table:table-cell table:style-name="ce0" office:value-type="string">
            <text:p>・・・・・でちゃう・・・・・・でちゃう・・よ・・・ぉ・・・////</text:p>
          </table:table-cell>
          <table:table-cell table:number-columns-repeated="1023"/>
        </table:table-row>
        <table:table-row>
          <table:table-cell table:style-name="ce0" office:value-type="string">
            <text:p>\C[6]このままおしっこができない状況があと少し
続けば、彼女はどうしても我慢できなくなって
漏らしてしまうだろう。</text:p>
          </table:table-cell>
          <table:table-cell table:number-columns-repeated="1023"/>
        </table:table-row>
        <table:table-row>
          <table:table-cell table:style-name="ce0" office:value-type="string">
            <text:p>\C[6]そんな絶体絶命のピンチの中、ついに追っ手の
荒々しい足音が彼女のいる通路へと近づいて
来た。</text:p>
          </table:table-cell>
          <table:table-cell table:number-columns-repeated="1023"/>
        </table:table-row>
        <table:table-row>
          <table:table-cell table:style-name="ce0" office:value-type="string">
            <text:p>（タッタッタッタッタッタッタ・・・）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っ！！</text:p>
          </table:table-cell>
          <table:table-cell table:number-columns-repeated="1023"/>
        </table:table-row>
        <table:table-row>
          <table:table-cell table:style-name="ce0" office:value-type="string">
            <text:p>・・・だ・・・・・・だめ・・・・・・・・隠れな・・・きゃ・・・
・・・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壮絶な尿意に思考力の大半を奪われている
彼女であったが、今の自分では到底追っ手から
逃げることなど不可能であることを瞬時に理解
する。</text:p>
          </table:table-cell>
          <table:table-cell table:number-columns-repeated="1023"/>
        </table:table-row>
        <table:table-row>
          <table:table-cell table:style-name="ce0" office:value-type="string">
            <text:p>\C[6]身に迫る最悪の結末を少しでも先延ばしにする
ために、彼女は残るわずかな力を振り絞って
近くの岩陰へと退避を試みた。</text:p>
          </table:table-cell>
          <table:table-cell table:number-columns-repeated="1023"/>
        </table:table-row>
        <table:table-row>
          <table:table-cell table:style-name="ce0" office:value-type="string">
            <text:p>追っ手1
「・・・ハァ・・・ハァ・・・くそ・・・逃げ足の・・・速い
　小娘め・・・っ！」</text:p>
          </table:table-cell>
          <table:table-cell table:number-columns-repeated="1023"/>
        </table:table-row>
        <table:table-row>
          <table:table-cell table:style-name="ce0" office:value-type="string">
            <text:p>\C[6]目を皿のようにして辺りを見回す追っ手の死神。</text:p>
          </table:table-cell>
          <table:table-cell table:number-columns-repeated="1023"/>
        </table:table-row>
        <table:table-row>
          <table:table-cell table:style-name="ce0" office:value-type="string">
            <text:p>\C[6]その様子を隠れた岩の隙間から覗いた少女は、
小さな体をさらに縮こまらせて下半身を震わ
せる。</text:p>
          </table:table-cell>
          <table:table-cell table:number-columns-repeated="1023"/>
        </table:table-row>
        <table:table-row>
          <table:table-cell table:style-name="ce0" office:value-type="string">
            <text:p>\C[6]この距離であれば、多少の物音程度では
気付かれないだろう。</text:p>
          </table:table-cell>
          <table:table-cell table:number-columns-repeated="1023"/>
        </table:table-row>
        <table:table-row>
          <table:table-cell table:style-name="ce0" office:value-type="string">
            <text:p>\C[6]しかし、下腹部に満タンのおしっこ袋をしまい
込んだまま、出口をきつくきつく締め上げている
少女は、万が一にもこちらの存在を探知されて
しまえば命取りである。</text:p>
          </table:table-cell>
          <table:table-cell table:number-columns-repeated="1023"/>
        </table:table-row>
        <table:table-row>
          <table:table-cell table:style-name="ce0" office:value-type="string">
            <text:p>\C[6]呼吸を押し殺すようにうつむき、両手で股間に
ある女の子の小さな孔を力いっぱいふさぎ
ながら、もはや限界の一歩手前まで差し迫る
尿意を必死に必死に我慢する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そんな全身全霊の我慢を試みている
のにもかかわらず、彼女は先ほど、数回に
わたるおちびりをさらしてしまっ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少女がどんなに意志を厚く重ねようが、留まる
所を知らない尿意はその意志の壁に軽々と穴を
うがち、内側に溜まりに溜まった欲望の熱水を
怒涛の勢いで噴き出そうと渦巻いているのだ。</text:p>
          </table:table-cell>
          <table:table-cell table:number-columns-repeated="1023"/>
        </table:table-row>
        <table:table-row>
          <table:table-cell table:style-name="ce0" office:value-type="string">
            <text:p>・・・・ここで・・・・・だ、だしちゃ・・・・・・・・・・・・・・
・・・・・・・・ダメ・・・・・・・・・・・・・・・・・っ/////////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がまん・・・・・・・・・・・・っ、ぜったい・・・・
・・・がまん・・・・・・・がま・・・ん・・・・・・っ//////</text:p>
          </table:table-cell>
          <table:table-cell table:number-columns-repeated="1023"/>
        </table:table-row>
        <table:table-row>
          <table:table-cell table:style-name="ce0" office:value-type="string">
            <text:p>\C[6]膀胱に溜まったおしっこを我慢するためには、
当然、その圧力を上回る力で尿道を締め上げ
なければならない。</text:p>
          </table:table-cell>
          <table:table-cell table:number-columns-repeated="1023"/>
        </table:table-row>
        <table:table-row>
          <table:table-cell table:style-name="ce0" office:value-type="string">
            <text:p>\C[6]しかも、我慢の相手は液体であるがゆえ、
ほんの一瞬でも尿の圧力を下回れば、その
中身が噴きこぼれてしまう。</text:p>
          </table:table-cell>
          <table:table-cell table:number-columns-repeated="1023"/>
        </table:table-row>
        <table:table-row>
          <table:table-cell table:style-name="ce0" office:value-type="string">
            <text:p>\C[6]つまり少女は、膨大な量のおしっこによって
巨大に膨らみきったパンパンの膀胱から繰り
出される壮絶な尿の重圧に、たった1秒でさえ
負けることは許されない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かたや、少女の股間を必死に締め上げている
括約筋はその名のとおり筋肉であり、力を込め
続けた筋肉は、疲労して力を失う瞬間が必ず
やって来る。</text:p>
          </table:table-cell>
          <table:table-cell table:number-columns-repeated="1023"/>
        </table:table-row>
        <table:table-row>
          <table:table-cell table:style-name="ce0" office:value-type="string">
            <text:p>\C[6]それは優秀な肉体スペックを誇る彼女でも
同じことであり、瞬発力と持久力に優れた良質
な筋肉を持つ彼女でさえ、延々と最大の力を
発揮し続けることはできないのだ。</text:p>
          </table:table-cell>
          <table:table-cell table:number-columns-repeated="1023"/>
        </table:table-row>
        <table:table-row>
          <table:table-cell table:style-name="ce0" office:value-type="string">
            <text:p>\C[6]我慢しなくてはならないのに、我慢ができない。</text:p>
          </table:table-cell>
          <table:table-cell table:number-columns-repeated="1023"/>
        </table:table-row>
        <table:table-row>
          <table:table-cell table:style-name="ce0" office:value-type="string">
            <text:p>\C[6]彼女の下半身では、その膀胱が、その括約筋
が、いよいよ本気で悲鳴を上げ始めてい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あ、ぁ・・・・・ぁ・・・・・っ、ぁ、ぁ、ぁ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だめ・・・・・・でちゃい・・・そう・・・・っ///////
どう・・しよう・・・・・・・どうし、よ・・・ぅ・・・・っ！？</text:p>
          </table:table-cell>
          <table:table-cell table:number-columns-repeated="1023"/>
        </table:table-row>
        <table:table-row>
          <table:table-cell table:style-name="ce0" office:value-type="string">
            <text:p>\C[6]そんな弱りきった少女の孔を、まるで弱い者
いじめでもするかのように、さらなる熾烈な
尿意がこじ開けようと押し寄せて来る。</text:p>
          </table:table-cell>
          <table:table-cell table:number-columns-repeated="1023"/>
        </table:table-row>
        <table:table-row>
          <table:table-cell table:style-name="ce0" office:value-type="string">
            <text:p>\C[6]およそ1時間にも及ぶ限界ギリギリのおしっこ
我慢によって、もはや括約筋は痙攣を起こす
寸前にまで疲労し、助けてくれと主に訴え
かけ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そして、それを許さないのは、彼女のすぐ近く
まで迫っている追跡者と、彼らに自分の恥ずか
しいおしっこをどうしても見られたくないという、
少女のいじらしくも可憐な恥じらいである。</text:p>
          </table:table-cell>
          <table:table-cell table:number-columns-repeated="1023"/>
        </table:table-row>
        <table:table-row>
          <table:table-cell table:style-name="ce0" office:value-type="string">
            <text:p>\C[6]だが、肉体的な限界を精神力が凌駕することは
絶対にない。</text:p>
          </table:table-cell>
          <table:table-cell table:number-columns-repeated="1023"/>
        </table:table-row>
        <table:table-row>
          <table:table-cell table:style-name="ce0" office:value-type="string">
            <text:p>\C[6]限界は、限界ゆえに限界なのである。</text:p>
          </table:table-cell>
          <table:table-cell table:number-columns-repeated="1023"/>
        </table:table-row>
        <table:table-row>
          <table:table-cell table:style-name="ce0" office:value-type="string">
            <text:p>\C[6]少女はもう、おしっこがしたくてしたくて、それを
我慢することが限界なのだ。</text:p>
          </table:table-cell>
          <table:table-cell table:number-columns-repeated="1023"/>
        </table:table-row>
        <table:table-row>
          <table:table-cell table:style-name="ce0" office:value-type="string">
            <text:p>\C[6]ほとんど死に物狂いで壮絶な我慢をしてきた
少女は、ついにその意思を“我慢しなきゃ”から
“我慢できない”に塗り替えた。</text:p>
          </table:table-cell>
          <table:table-cell table:number-columns-repeated="1023"/>
        </table:table-row>
        <table:table-row>
          <table:table-cell table:style-name="ce0" office:value-type="string">
            <text:p>・・・・も、も、・・・・もぅ・・・・もぅだめ・・・・・・っ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おしっこ・・・・したい・・・・がまん・・・・・
で、できない・・・っ！　・・・・・・ぉしっこ・・・・・っ
おしっこが・・・したいよぉ・・・・・・・・・・っ///////</text:p>
          </table:table-cell>
          <table:table-cell table:number-columns-repeated="1023"/>
        </table:table-row>
        <table:table-row>
          <table:table-cell table:style-name="ce0" office:value-type="string">
            <text:p>\C[6]膨大な量のおしっこに股間をいじめられ続け、
ついにその暴力的な尿意に心を砕かれて
しまった死神の少女は、</text:p>
          </table:table-cell>
          <table:table-cell table:number-columns-repeated="1023"/>
        </table:table-row>
        <table:table-row>
          <table:table-cell table:style-name="ce0" office:value-type="string">
            <text:p>\C[6]普段の鉄仮面のような顔からは想像もできない
ような狼狽を上げ、お尻をひくひくと震わせた。</text:p>
          </table:table-cell>
          <table:table-cell table:number-columns-repeated="1023"/>
        </table:table-row>
        <table:table-row>
          <table:table-cell table:style-name="ce0" office:value-type="string">
            <text:p>\C[6]もう、見つかってしまっても構わない。</text:p>
          </table:table-cell>
          <table:table-cell table:number-columns-repeated="1023"/>
        </table:table-row>
        <table:table-row>
          <table:table-cell table:style-name="ce0" office:value-type="string">
            <text:p>\C[6]どしゃぶりのような放尿音を聞かれ、丸出しの
お尻を覗かれ、その谷間の中心にある女の子
の恥ずかしい孔からジェット水流のように放た
れるおしっこを見られてしまったとしても、</text:p>
          </table:table-cell>
          <table:table-cell table:number-columns-repeated="1023"/>
        </table:table-row>
        <table:table-row>
          <table:table-cell table:style-name="ce0" office:value-type="string">
            <text:p>\C[6]それでもいいから、もうおしっこがしたくて
したくてたまらない。　どうしても、どうしても
我慢できない。</text:p>
          </table:table-cell>
          <table:table-cell table:number-columns-repeated="1023"/>
        </table:table-row>
        <table:table-row>
          <table:table-cell table:style-name="ce0" office:value-type="string">
            <text:p>\C[6]ついに生理的欲求に完全敗北を喫した彼女は、
この場でおしっこをすることを余儀なくされたの
であ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しかた・・・・・ない・・・・・・もん・・・・・・っ
・・・もう・・・がまん・・・・・・・できない・・・・・・・・
・・・もん・・・・・・・・・・//////////////////////</text:p>
          </table:table-cell>
          <table:table-cell table:number-columns-repeated="1023"/>
        </table:table-row>
        <table:table-row>
          <table:table-cell table:style-name="ce0" office:value-type="string">
            <text:p>\C[6]股間に挟んでいた両手を抜き去り、スカートの
裾をまくり上げ、少女はおしっこの準備をする。</text:p>
          </table:table-cell>
          <table:table-cell table:number-columns-repeated="1023"/>
        </table:table-row>
        <table:table-row>
          <table:table-cell table:style-name="ce0" office:value-type="string">
            <text:p>\C[6]ぷるんと後ろへと突き出したお尻と両脚の間は、
汗とおちびりがもたらす湯気をまとい、細かく
ぶるぶると震え、その時が近いことを暗示し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っ///////////////////</text:p>
          </table:table-cell>
          <table:table-cell table:number-columns-repeated="1023"/>
        </table:table-row>
        <table:table-row>
          <table:table-cell table:style-name="ce0" office:value-type="string">
            <text:p>\C[6]まるで犬のお座りのような格好だが、いつでも
股間から黄金の熱水を解き放てる姿勢。</text:p>
          </table:table-cell>
          <table:table-cell table:number-columns-repeated="1023"/>
        </table:table-row>
        <table:table-row>
          <table:table-cell table:style-name="ce0" office:value-type="string">
            <text:p>\C[6]しかしこの期に及んで、少女の心の片隅に残る
根強い羞恥心が、最後のブレーキを緩めようと
しなかったのだ。</text:p>
          </table:table-cell>
          <table:table-cell table:number-columns-repeated="1023"/>
        </table:table-row>
        <table:table-row>
          <table:table-cell table:style-name="ce0" office:value-type="string">
            <text:p>\C[6]これを誰にも責めることはできない。　いかに
少女が魔界最強、死神の頂点に立つ生きた
伝説であっても、彼女は年頃の女の子なのだ。</text:p>
          </table:table-cell>
          <table:table-cell table:number-columns-repeated="1023"/>
        </table:table-row>
        <table:table-row>
          <table:table-cell table:style-name="ce0" office:value-type="string">
            <text:p>\C[6]今ここでおしっこをすれば十中八九、すぐそこ
にいる追っ手の男に、自分が我慢できなかった
熱々の大量おしっこを存分に楽しまれてしまう
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その、全身が沸騰するほどの耐え難い恥ず
かしさを思い描き、今日何度目になるか分から
ない葛藤にさいなまれてしまった少女。</text:p>
          </table:table-cell>
          <table:table-cell table:number-columns-repeated="1023"/>
        </table:table-row>
        <table:table-row>
          <table:table-cell table:style-name="ce0" office:value-type="string">
            <text:p>\C[6]まったく何の解決にもならないと分かって
いながら、彼女はおしっこポーズのまま辺りを
きょろきょろと見回した。</text:p>
          </table:table-cell>
          <table:table-cell table:number-columns-repeated="1023"/>
        </table:table-row>
        <table:table-row>
          <table:table-cell table:style-name="ce0" office:value-type="string">
            <text:p>\C[6]その時、追い詰められて回路が焼け付く少女に
手を差し伸べるがごとく、奇跡のビジョンが舞い
降りたのだ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！！！！</text:p>
          </table:table-cell>
          <table:table-cell table:number-columns-repeated="1023"/>
        </table:table-row>
        <table:table-row>
          <table:table-cell table:style-name="ce0" office:value-type="string">
            <text:p>\C[6]少女が発見したのは、自身が隠れている岩より
奥にある狭い袋小路。</text:p>
          </table:table-cell>
          <table:table-cell table:number-columns-repeated="1023"/>
        </table:table-row>
        <table:table-row>
          <table:table-cell table:style-name="ce0" office:value-type="string">
            <text:p>\C[6]行き止まりではあるが、追っ手が張っている
通路からは、この隠れ場所よりもさらに遠い
位置にある。</text:p>
          </table:table-cell>
          <table:table-cell table:number-columns-repeated="1023"/>
        </table:table-row>
        <table:table-row>
          <table:table-cell table:style-name="ce0" office:value-type="string">
            <text:p>\C[6]そしてほとんどその案を吟味する間もなく、
衝動に近い形で少女は4つの体のうち3体を
その場に残し、1つの体をその袋小路へと
進ませ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っ/////////////</text:p>
          </table:table-cell>
          <table:table-cell table:number-columns-repeated="1023"/>
        </table:table-row>
        <table:table-row>
          <table:table-cell table:style-name="ce0" office:value-type="string">
            <text:p>\C[6]もし、少女の持つ4つの体がすべて同時に
放尿を貪り、それぞれに溜まり極まった尿を
一気に放出してしまえば、</text:p>
          </table:table-cell>
          <table:table-cell table:number-columns-repeated="1023"/>
        </table:table-row>
        <table:table-row>
          <table:table-cell table:style-name="ce0" office:value-type="string">
            <text:p>\C[6]地響きすら伴うほどの爆音のハーモニーを
奏でてしまい、それは確実に追っ手の耳に
届いてしまうだろう。</text:p>
          </table:table-cell>
          <table:table-cell table:number-columns-repeated="1023"/>
        </table:table-row>
        <table:table-row>
          <table:table-cell table:style-name="ce0" office:value-type="string">
            <text:p>\C[6]だが、あの通路の端っこまで離れ、1体ずつ
順番に、できるだけささやかに放尿を済ませる
ことができたら、</text:p>
          </table:table-cell>
          <table:table-cell table:number-columns-repeated="1023"/>
        </table:table-row>
        <table:table-row>
          <table:table-cell table:style-name="ce0" office:value-type="string">
            <text:p>\C[6]敵に気付かれることなく、この地獄のような
責め苦から解き放たれるかもしれないと思った
のだ。</text:p>
          </table:table-cell>
          <table:table-cell table:number-columns-repeated="1023"/>
        </table:table-row>
        <table:table-row>
          <table:table-cell table:style-name="ce0" office:value-type="string">
            <text:p>\C[6]そのアイディアが頭に浮かんだ瞬間、もう
彼女は安全な放尿への期待のとりことなり、
居ても立ってもいられず即実行に移したので
ある。</text:p>
          </table:table-cell>
          <table:table-cell table:number-columns-repeated="1023"/>
        </table:table-row>
        <table:table-row>
          <table:table-cell table:style-name="ce0" office:value-type="string">
            <text:p>\C[6]うまく行けば、追っ手の目を欺きつつ、放尿の
快楽を思う存分に味わい、我慢に我慢を重ねた
欲求を残らず吐き出すことができるかもしれ
ないのだ。</text:p>
          </table:table-cell>
          <table:table-cell table:number-columns-repeated="1023"/>
        </table:table-row>
        <table:table-row>
          <table:table-cell table:style-name="ce0" office:value-type="string">
            <text:p>\C[6]少女は3つの体で追っ手の様子を見守りながら、
最初にすっきりさせることになる体を通路の奥
にしゃがませ、</text:p>
          </table:table-cell>
          <table:table-cell table:number-columns-repeated="1023"/>
        </table:table-row>
        <table:table-row>
          <table:table-cell table:style-name="ce0" office:value-type="string">
            <text:p>\C[6]長時間の壮絶な我慢によってすっかり
桜色に染まった女の子の秘密の出口をさらけ
出した。</text:p>
          </table:table-cell>
          <table:table-cell table:number-columns-repeated="1023"/>
        </table:table-row>
        <table:table-row>
          <table:table-cell table:style-name="ce0" office:value-type="string">
            <text:p>\C[6]そしてこの次に、本来ならば段階的に尿道を
緩め、水流を最小限に留めながら慎重に慎重
に放水を試みるべきであっただろう。</text:p>
          </table:table-cell>
          <table:table-cell table:number-columns-repeated="1023"/>
        </table:table-row>
        <table:table-row>
          <table:table-cell table:style-name="ce0" office:value-type="string">
            <text:p>\C[6]あるいは、彼女にしてみれば、これが可能な
限り慎重に排泄を実行したつもりだったのかも
しれない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もはやいつ決壊してもおかしくない程に
膨張に膨張を重ねた大瀑布の源泉は、そんな
なけなしの配慮さえも軽く押し潰し、</text:p>
          </table:table-cell>
          <table:table-cell table:number-columns-repeated="1023"/>
        </table:table-row>
        <table:table-row>
          <table:table-cell table:style-name="ce0" office:value-type="string">
            <text:p>\C[6]次の瞬間、それが少女の小さな孔から出ている
とは信じられないほどの勢いで、熱く直情的な
欲望の熱湯をほとばしらせた。</text:p>
          </table:table-cell>
          <table:table-cell table:number-columns-repeated="1023"/>
        </table:table-row>
        <table:table-row>
          <table:table-cell table:style-name="ce0" office:value-type="string">
            <text:p>どぶっしゃあああああああぁぁぁぁぁあぁあぁあ
あああああああぁぁぁぁーーーーーーーーー
ーーーーーーーーーーーーっっっ！！！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あ、ぁ、ぁ・・・・・ぁぁあああああっ♪♪</text:p>
          </table:table-cell>
          <table:table-cell table:number-columns-repeated="1023"/>
        </table:table-row>
        <table:table-row>
          <table:table-cell table:style-name="ce0" office:value-type="string">
            <text:p>\C[6]その勢いはもはや、“おしっこをする”と言うより
“おしっこを撃つ”と表現すべき代物であり、</text:p>
          </table:table-cell>
          <table:table-cell table:number-columns-repeated="1023"/>
        </table:table-row>
        <table:table-row>
          <table:table-cell table:style-name="ce0" office:value-type="string">
            <text:p>\C[6]先ほどまで敵に発見されることを懸念していた
恥じらいある少女など想像すらできないほど、
快楽に塗りつぶされた濃厚な“おしっこ”で
あった。</text:p>
          </table:table-cell>
          <table:table-cell table:number-columns-repeated="1023"/>
        </table:table-row>
        <table:table-row>
          <table:table-cell table:style-name="ce0" office:value-type="string">
            <text:p>\C[6]生まれて初めて経験する拷問のような生理
現象の我慢から一転し、今度は途方も無い程の
快感の衝撃に下半身を打ちぬかれ、</text:p>
          </table:table-cell>
          <table:table-cell table:number-columns-repeated="1023"/>
        </table:table-row>
        <table:table-row>
          <table:table-cell table:style-name="ce0" office:value-type="string">
            <text:p>\C[6]少女がそのあまりの気持ち良さに体中の力を
弛緩させようとした、その時であ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んんんんっ！！　は、ぁ、ぁああっ！？</text:p>
          </table:table-cell>
          <table:table-cell table:number-columns-repeated="1023"/>
        </table:table-row>
        <table:table-row>
          <table:table-cell table:style-name="ce0" office:value-type="string">
            <text:p>\C[6]まるで死角から突然伸びてきた腕に股間を
わし掴みにされたかのような鋭い苦痛に、
少女は再び全身から冷や汗を吹き出させた。</text:p>
          </table:table-cell>
          <table:table-cell table:number-columns-repeated="1023"/>
        </table:table-row>
        <table:table-row>
          <table:table-cell table:style-name="ce0" office:value-type="string">
            <text:p>\C[6]冷静に考えればこれは当然である。</text:p>
          </table:table-cell>
          <table:table-cell table:number-columns-repeated="1023"/>
        </table:table-row>
        <table:table-row>
          <table:table-cell table:style-name="ce0" office:value-type="string">
            <text:p>\C[6]4つの体のうち、快楽のごほうびが与えられて
いるのはたった1体のみであり、残りの3体の
中心には、未だ煮えくり返る熱湯が限界寸前
まで溜め込まれ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4体の感覚を共有している死神少女は、とろけ
そうな放尿感と暴力的な生理欲求の、相反する
双璧から同時に股間を責め立てられ、</text:p>
          </table:table-cell>
          <table:table-cell table:number-columns-repeated="1023"/>
        </table:table-row>
        <table:table-row>
          <table:table-cell table:style-name="ce0" office:value-type="string">
            <text:p>\C[6]快楽と苦痛の狭間で頭の中をもみくちゃに
されてしまったのだ。</text:p>
          </table:table-cell>
          <table:table-cell table:number-columns-repeated="1023"/>
        </table:table-row>
        <table:table-row>
          <table:table-cell table:style-name="ce0" office:value-type="string">
            <text:p>\C[6]我々普通の人間には想像することも難しい
感覚であるが、これは少女に対しても生まれて
初めて味わう耐え難い混濁をもたらし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ぁぁぁぁあああ、ぁぁあああっ、あ！　あっ！</text:p>
          </table:table-cell>
          <table:table-cell table:number-columns-repeated="1023"/>
        </table:table-row>
        <table:table-row>
          <table:table-cell table:style-name="ce0" office:value-type="string">
            <text:p>な・・・・・に・・・・・・こ・・・・・・・・れ・・・・・・ぇぇっ！</text:p>
          </table:table-cell>
          <table:table-cell table:number-columns-repeated="1023"/>
        </table:table-row>
        <table:table-row>
          <table:table-cell table:style-name="ce0" office:value-type="string">
            <text:p>\C[6]3つの体がおしっこを漏らしてしまわないよう、
全身全霊で尿道を締め上げ続けているのに、
筆舌に尽くしがたいほどの気持ち良さが、その
尿道内を駆け抜ける。</text:p>
          </table:table-cell>
          <table:table-cell table:number-columns-repeated="1023"/>
        </table:table-row>
        <table:table-row>
          <table:table-cell table:style-name="ce0" office:value-type="string">
            <text:p>\C[6]まるで、思いっきり握っている手を、別の手で
無理やり開かれそうになっているようなイメージ
であり、しかも、その開こうとしている手の感触が
気持ち良くてたまらないのだ。</text:p>
          </table:table-cell>
          <table:table-cell table:number-columns-repeated="1023"/>
        </table:table-row>
        <table:table-row>
          <table:table-cell table:style-name="ce0" office:value-type="string">
            <text:p>\C[6]そんな天国と地獄を無理やり同時に味わうはめ
になり、限りなく限界に近い状態の我慢を
強いられている3つの体が、これに耐えられる
はずもない。</text:p>
          </table:table-cell>
          <table:table-cell table:number-columns-repeated="1023"/>
        </table:table-row>
        <table:table-row>
          <table:table-cell table:style-name="ce0" office:value-type="string">
            <text:p>（じゅじゅじゅじゅ・・・・っ！　ぷぴゅ！　しゅっ！）
（ぶしゅうっ！！　しょわ・・・じょじょじょじょっ！）
（しゅうううぅぅ！　じわ・・・ぷしゅ・・・ぷしょぉっ！）</text:p>
          </table:table-cell>
          <table:table-cell table:number-columns-repeated="1023"/>
        </table:table-row>
        <table:table-row>
          <table:table-cell table:style-name="ce0" office:value-type="string">
            <text:p>・・・っ、ぁ・・・あん・・・っ！！　いや・・・・っ/////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だめ・・・・・も・・・・がま・・・ん・・・・・・
・・で・・き・・・・・・・・な・・・・・・・・・・っ/////////</text:p>
          </table:table-cell>
          <table:table-cell table:number-columns-repeated="1023"/>
        </table:table-row>
        <table:table-row>
          <table:table-cell table:style-name="ce0" office:value-type="string">
            <text:p>\C[6]3つの股間が同時に悲鳴を上げ、放尿懇願の
涙を噴き上げる。</text:p>
          </table:table-cell>
          <table:table-cell table:number-columns-repeated="1023"/>
        </table:table-row>
        <table:table-row>
          <table:table-cell table:style-name="ce0" office:value-type="string">
            <text:p>\C[6]かねてよりおしっこを出したくて出したくて
仕方ない少女の下腹部は、まるでトイレの順番
を争うかのごとく、我先にと限界の証を主に見せ
つけ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その脅迫にも似た切望と生理現象の甘い快楽
の誘惑に抗いきれなくなった少女は、それらを
どうにもこらえることができなくなってしまう。</text:p>
          </table:table-cell>
          <table:table-cell table:number-columns-repeated="1023"/>
        </table:table-row>
        <table:table-row>
          <table:table-cell table:style-name="ce0" office:value-type="string">
            <text:p>・・・ああぁぁ・・・・・っ、き・・・・・・・・・・・・・・・・・・・
・・・・きもち・・・・・・・・・・・・ぃぃ♪・・・・・・///////</text:p>
          </table:table-cell>
          <table:table-cell table:number-columns-repeated="1023"/>
        </table:table-row>
        <table:table-row>
          <table:table-cell table:style-name="ce0" office:value-type="string">
            <text:p>\C[6]彼女は、まだ1体目がおしっこを続けているにも
関わらず、早くも2体目を快楽の園に向かわせて
しまったのだ。</text:p>
          </table:table-cell>
          <table:table-cell table:number-columns-repeated="1023"/>
        </table:table-row>
        <table:table-row>
          <table:table-cell table:style-name="ce0" office:value-type="string">
            <text:p>\C[6]そして、溜まりに溜まった下半身の欲求を
思う存分解き放ち、対面するもう1つの体と共に、
その高圧水流で足元の岩盤をみるみる削って
ゆく。</text:p>
          </table:table-cell>
          <table:table-cell table:number-columns-repeated="1023"/>
        </table:table-row>
        <table:table-row>
          <table:table-cell table:style-name="ce0" office:value-type="string">
            <text:p>\C[6]そこに手を差し出そうものなら、たちまちに
火傷を負ってしまいそうなほど、熱くたくましい
極太のおしっこ砲。</text:p>
          </table:table-cell>
          <table:table-cell table:number-columns-repeated="1023"/>
        </table:table-row>
        <table:table-row>
          <table:table-cell table:style-name="ce0" office:value-type="string">
            <text:p>\C[6]その快感は膀胱をくすぐり、尿道を震わせ、
女の子のかわいらしい放出口をしびれさせ、
少女はたまらず熱い吐息を漏らす。</text:p>
          </table:table-cell>
          <table:table-cell table:number-columns-repeated="1023"/>
        </table:table-row>
        <table:table-row>
          <table:table-cell table:style-name="ce0" office:value-type="string">
            <text:p>\C[6]こうして肉体の半分が快楽の海に溺れる中、
いよいよ追い詰められたのは残る2つの体で
あ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んんんんうううぅぅぅ・・・・・っ！！</text:p>
          </table:table-cell>
          <table:table-cell table:number-columns-repeated="1023"/>
        </table:table-row>
        <table:table-row>
          <table:table-cell table:style-name="ce0" office:value-type="string">
            <text:p>・・・きもち・・・・・・・・いい、のに・・・・・・・・っ！
・・・・・・・・・つ・・・・・・・つらい・・・・・よぉ・・・・っ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おしっこ・・・・・・・・してるのに・・・・・・
・・・お、おしっこが・・・・・・・・・・・・・・・・・・・・・・・・
・・・・・・・・・・・したい・・・・・・っ///////////////</text:p>
          </table:table-cell>
          <table:table-cell table:number-columns-repeated="1023"/>
        </table:table-row>
        <table:table-row>
          <table:table-cell table:style-name="ce0" office:value-type="string">
            <text:p>・・・ぅぅぅううううううぅぅぅ・・・・・・っ/////////////</text:p>
          </table:table-cell>
          <table:table-cell table:number-columns-repeated="1023"/>
        </table:table-row>
        <table:table-row>
          <table:table-cell table:style-name="ce0" office:value-type="string">
            <text:p>\C[6]快楽の2体と苦痛の2体。　単純に捉えれば
両者は拮抗しているかのように見えるが、</text:p>
          </table:table-cell>
          <table:table-cell table:number-columns-repeated="1023"/>
        </table:table-row>
        <table:table-row>
          <table:table-cell table:style-name="ce0" office:value-type="string">
            <text:p>\C[6]もっともっと貪り味わいたい快楽に対して、
一刻も早く逃れて解放されたい苦痛とでは、
意識がどちらに傾くかは火を見るより明らかで
ある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いくら離れた場所とは言え、これ以上
放尿量を増やしてしまえば、その音は無視
できないレベルに達してしまう。</text:p>
          </table:table-cell>
          <table:table-cell table:number-columns-repeated="1023"/>
        </table:table-row>
        <table:table-row>
          <table:table-cell table:style-name="ce0" office:value-type="string">
            <text:p>\C[6]そうなれば、すぐそこに迫る追っ手の耳に
たちまち届き、あきれるほど大量のおしっこを
欲望のままに噴き出し続ける滑稽な寸劇を
目に焼き付けられてしまうだろう。</text:p>
          </table:table-cell>
          <table:table-cell table:number-columns-repeated="1023"/>
        </table:table-row>
        <table:table-row>
          <table:table-cell table:style-name="ce0" office:value-type="string">
            <text:p>\C[6]せっかく最後の望みを掛けた一世一代の大博打
に出ているのだ。　ここまで来て勝利を逃す
だけでなく、恥ずかしくて耐え難い姿を見られて
しまうなど、どうあっても避けたい。</text:p>
          </table:table-cell>
          <table:table-cell table:number-columns-repeated="1023"/>
        </table:table-row>
        <table:table-row>
          <table:table-cell table:style-name="ce0" office:value-type="string">
            <text:p>\C[6]そんな必死の思いで踏みとどまる少女に対し、
業を煮やした2つの下半身がひときわ強烈な
催促を叩きつける。</text:p>
          </table:table-cell>
          <table:table-cell table:number-columns-repeated="1023"/>
        </table:table-row>
        <table:table-row>
          <table:table-cell table:style-name="ce0" office:value-type="string">
            <text:p>（じょろろろろろろろろろろおおおぉぉっ！！！）
（ぷっしゅうううううううううううううぅぅぅぅっ！！！）</text:p>
          </table:table-cell>
          <table:table-cell table:number-columns-repeated="1023"/>
        </table:table-row>
        <table:table-row>
          <table:table-cell table:style-name="ce0" office:value-type="string">
            <text:p>・・・んんぁぁああっ！！　あ、あ、ぁ、あっ！！！</text:p>
          </table:table-cell>
          <table:table-cell table:number-columns-repeated="1023"/>
        </table:table-row>
        <table:table-row>
          <table:table-cell table:style-name="ce0" office:value-type="string">
            <text:p>\C[6]もはや、ほとんどお漏らしに近い特大の
おちびり。</text:p>
          </table:table-cell>
          <table:table-cell table:number-columns-repeated="1023"/>
        </table:table-row>
        <table:table-row>
          <table:table-cell table:style-name="ce0" office:value-type="string">
            <text:p>\C[6]しかもその流れは、慌てふためいて力いっぱい
股間を握りしめる少女を完全無視し、勢いを
徐々に強めてゆく。</text:p>
          </table:table-cell>
          <table:table-cell table:number-columns-repeated="1023"/>
        </table:table-row>
        <table:table-row>
          <table:table-cell table:style-name="ce0" office:value-type="string">
            <text:p>\C[6]このままでは、制御を失って暴走する尿意に
より、押さえる手の隙間をぬって凄まじい威力の
おしっこが噴き出し、地面を直撃するだろう。</text:p>
          </table:table-cell>
          <table:table-cell table:number-columns-repeated="1023"/>
        </table:table-row>
        <table:table-row>
          <table:table-cell table:style-name="ce0" office:value-type="string">
            <text:p>\C[6]その渾身のおしっこドラムが鳴り響いてしまえ
ば、彼女は最悪の結末を回避できない。</text:p>
          </table:table-cell>
          <table:table-cell table:number-columns-repeated="1023"/>
        </table:table-row>
        <table:table-row>
          <table:table-cell table:style-name="ce0" office:value-type="string">
            <text:p>\C[6]何より、執拗に繰り返される甘い快感の誘惑に
下半身をさいなまれ続けた少女は、もう我慢の
苦痛から逃れたくて限界なのだ。</text:p>
          </table:table-cell>
          <table:table-cell table:number-columns-repeated="1023"/>
        </table:table-row>
        <table:table-row>
          <table:table-cell table:style-name="ce0" office:value-type="string">
            <text:p>\C[6]そして彼女はついに。</text:p>
          </table:table-cell>
          <table:table-cell table:number-columns-repeated="1023"/>
        </table:table-row>
        <table:table-row>
          <table:table-cell table:style-name="ce0" office:value-type="string">
            <text:p>・・・も、も・・・・・・・もぉ・・・・・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む・・・・・・・・・・・・・り・・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放尿の快楽に身も心も押し流された。</text:p>
          </table:table-cell>
          <table:table-cell table:number-columns-repeated="1023"/>
        </table:table-row>
        <table:table-row>
          <table:table-cell table:style-name="ce0" office:value-type="string">
            <text:p>\C[6]女の子の“おしっこ”。</text:p>
          </table:table-cell>
          <table:table-cell table:number-columns-repeated="1023"/>
        </table:table-row>
        <table:table-row>
          <table:table-cell table:style-name="ce0" office:value-type="string">
            <text:p>\C[6]それは日常行為であるにも関わらず、決して
誰の目に触れることなく、壁で隔て、音やにおい
を遮断し、その全てが最初から無かったことの
ように秘密のまま終始する、乙女の秘め事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この瞬間、それらの隠蔽の全てを封じ
られた少女は、本来なら絶対にこらえなければ
ならない羞恥の濁流をどうにも我慢することが
できなくなり、</text:p>
          </table:table-cell>
          <table:table-cell table:number-columns-repeated="1023"/>
        </table:table-row>
        <table:table-row>
          <table:table-cell table:style-name="ce0" office:value-type="string">
            <text:p>\C[6]そのありったけのおしっこを“野ション”によって
地面へ叩きつけた。</text:p>
          </table:table-cell>
          <table:table-cell table:number-columns-repeated="1023"/>
        </table:table-row>
        <table:table-row>
          <table:table-cell table:style-name="ce0" office:value-type="string">
            <text:p>・・・・ぁぁぁぁぁぁぁぁあああああああっ♪//////</text:p>
          </table:table-cell>
          <table:table-cell table:number-columns-repeated="1023"/>
        </table:table-row>
        <table:table-row>
          <table:table-cell table:style-name="ce0" office:value-type="string">
            <text:p>・・・・きもちいい・・・・・きもちいいいぃ・・・・・・・・・
・・・・・・・ぉ、・・・おしっこ・・・・・・・・・・・・・・・・・っ
・・きもち、いいいぃぃ・・・・・・・っ♪///////////</text:p>
          </table:table-cell>
          <table:table-cell table:number-columns-repeated="1023"/>
        </table:table-row>
        <table:table-row>
          <table:table-cell table:style-name="ce0" office:value-type="string">
            <text:p>\C[6]限界の限界までおしっこを我慢していた少女は、
数秒前まで彼女を束縛していた羞恥心や敵
への警戒心を全て忘れ、貪欲に、本能のまま
に、股間を揺るがす放尿の快楽を味わう。</text:p>
          </table:table-cell>
          <table:table-cell table:number-columns-repeated="1023"/>
        </table:table-row>
        <table:table-row>
          <table:table-cell table:style-name="ce0" office:value-type="string">
            <text:p>\C[6]まるで快感の波を体の隅々まで浸透させる
かのように、全ての力を弛緩させ、そのあまりの
気持ち良さに性的興奮さえ覚えてしまった少女
は、熱く悩ましい吐息と共に顔をとろけさせた。</text:p>
          </table:table-cell>
          <table:table-cell table:number-columns-repeated="1023"/>
        </table:table-row>
        <table:table-row>
          <table:table-cell table:style-name="ce0" office:value-type="string">
            <text:p>追っ手
「ん？　この水音は・・・」</text:p>
          </table:table-cell>
          <table:table-cell table:number-columns-repeated="1023"/>
        </table:table-row>
        <table:table-row>
          <table:table-cell table:style-name="ce0" office:value-type="string">
            <text:p>追っ手
「あいつの小便の音・・・！！！」</text:p>
          </table:table-cell>
          <table:table-cell table:number-columns-repeated="1023"/>
        </table:table-row>
        <table:table-row>
          <table:table-cell table:style-name="ce0" office:value-type="string">
            <text:p>追っ手
「・・・にしてはデカすぎるな。　たぶん雨でも
　降ってきたんだろうな。」</text:p>
          </table:table-cell>
          <table:table-cell table:number-columns-repeated="1023"/>
        </table:table-row>
        <table:table-row>
          <table:table-cell table:style-name="ce0" office:value-type="string">
            <text:p>追っ手2
「だめだ、こっちにはどこにも居ない。」</text:p>
          </table:table-cell>
          <table:table-cell table:number-columns-repeated="1023"/>
        </table:table-row>
        <table:table-row>
          <table:table-cell table:style-name="ce0" office:value-type="string">
            <text:p>追っ手2
「そっちはどうだ？　・・・って、何だこの音？」</text:p>
          </table:table-cell>
          <table:table-cell table:number-columns-repeated="1023"/>
        </table:table-row>
        <table:table-row>
          <table:table-cell table:style-name="ce0" office:value-type="string">
            <text:p>追っ手1
「雨だろうよ。　けっこう曇ってたし。」</text:p>
          </table:table-cell>
          <table:table-cell table:number-columns-repeated="1023"/>
        </table:table-row>
        <table:table-row>
          <table:table-cell table:style-name="ce0" office:value-type="string">
            <text:p>追っ手2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追っ手2
「いや、あっちは確か行き止まりだったはず
　だぜ？」</text:p>
          </table:table-cell>
          <table:table-cell table:number-columns-repeated="1023"/>
        </table:table-row>
        <table:table-row>
          <table:table-cell table:style-name="ce0" office:value-type="string">
            <text:p>追っ手2
「外の音がこんなにハッキリ聞こえて来るか？」</text:p>
          </table:table-cell>
          <table:table-cell table:number-columns-repeated="1023"/>
        </table:table-row>
        <table:table-row>
          <table:table-cell table:style-name="ce0" office:value-type="string">
            <text:p>追っ手1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追っ手×2
「な、な、な・・・」</text:p>
          </table:table-cell>
          <table:table-cell table:number-columns-repeated="1023"/>
        </table:table-row>
        <table:table-row>
          <table:table-cell table:style-name="ce0" office:value-type="string">
            <text:p>追っ手×2
「なんじゃこりゃああぁぁぁぁぁああっ！？！？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っ！！！！！</text:p>
          </table:table-cell>
          <table:table-cell table:number-columns-repeated="1023"/>
        </table:table-row>
        <table:table-row>
          <table:table-cell table:style-name="ce0" office:value-type="string">
            <text:p>・・・・あ・・・・ぁ・・・・ぁ、ぁ、・・・や・・・・////////</text:p>
          </table:table-cell>
          <table:table-cell table:number-columns-repeated="1023"/>
        </table:table-row>
        <table:table-row>
          <table:table-cell table:style-name="ce0" office:value-type="string">
            <text:p>\C[6]これだけの大音量を響かせ続けていたのだ。
少女は、もっと早くこの結末を予測し、覚悟を
固めておくべきであった。</text:p>
          </table:table-cell>
          <table:table-cell table:number-columns-repeated="1023"/>
        </table:table-row>
        <table:table-row>
          <table:table-cell table:style-name="ce0" office:value-type="string">
            <text:p>\C[6]が、股間から脳天へと突き抜ける途方も無い
快感に酔いしれ、現実の向こう側へと放心して
いた少女は、突然の来訪者に虚を突かれて
目を白黒させる。</text:p>
          </table:table-cell>
          <table:table-cell table:number-columns-repeated="1023"/>
        </table:table-row>
        <table:table-row>
          <table:table-cell table:style-name="ce0" office:value-type="string">
            <text:p>\C[6]しかし、対する追っ手の二人組みもまた、その
予想だにしなかった黄金郷の迫力に圧倒され、
意識のすべてを煌くおしっこの海へと持って
行かれてしまったのだ。</text:p>
          </table:table-cell>
          <table:table-cell table:number-columns-repeated="1023"/>
        </table:table-row>
        <table:table-row>
          <table:table-cell table:style-name="ce0" office:value-type="string">
            <text:p>追っ手×2
「・・・・・・・・・・・・・・・・・・・・・・・・・・・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\C[6]2分、いや、3分かそれ以上の膨大な時間を
費やし、少女の膀胱はようやくその中身を全て
吐き出し、元の女の子らしいサイズに戻っ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////////////////////////</text:p>
          </table:table-cell>
          <table:table-cell table:number-columns-repeated="1023"/>
        </table:table-row>
        <table:table-row>
          <table:table-cell table:style-name="ce0" office:value-type="string">
            <text:p>\C[6]さて、少女の長く激しい放尿が終わった今も、
彼らは目の前に広がる羞恥の泉をクローズ
アップし続けており、</text:p>
          </table:table-cell>
          <table:table-cell table:number-columns-repeated="1023"/>
        </table:table-row>
        <table:table-row>
          <table:table-cell table:style-name="ce0" office:value-type="string">
            <text:p>\C[6]おかげで絶対に逃してはならない最大の攻撃
チャンスを棒に振ってしまったことに、未だに
気付かない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っっ///////////////</text:p>
          </table:table-cell>
          <table:table-cell table:number-columns-repeated="1023"/>
        </table:table-row>
        <table:table-row>
          <table:table-cell table:style-name="ce0" office:value-type="string">
            <text:p>\C[6]そしてようやく我に返った彼らの目に最初に
飛び込んで来た光景は、</text:p>
          </table:table-cell>
          <table:table-cell table:number-columns-repeated="1023"/>
        </table:table-row>
        <table:table-row>
          <table:table-cell table:style-name="ce0" office:value-type="string">
            <text:p>\C[6]怒りと恥ずかしさからトマトのように顔を真っ赤
に染めつつ、修羅がごとく猛撃を打ち込まんと
飛び掛かって来る死神少女の姿であった。</text:p>
          </table:table-cell>
          <table:table-cell table:number-columns-repeated="1023"/>
        </table:table-row>
        <table:table-row>
          <table:table-cell table:style-name="ce0" office:value-type="string">
            <text:p>\C[6]その後、彼女は洞窟の隅々まで駆け巡り、目に
映ったすべての死神たちを完膚なきまでに叩き
のめし、その絶叫を轟かせ続けたという。</text:p>
          </table:table-cell>
          <table:table-cell table:number-columns-repeated="1023"/>
        </table:table-row>
        <table:table-row>
          <table:table-cell table:style-name="ce0" office:value-type="string">
            <text:p>\C[6]今日、少女が受けた屈辱と芽生えたての羞恥心
が鎮まり切るまで、彼らの夜は明けない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7+02:00</meta:creation-date>
    <dc:date>2019-10-06T10:58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